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620.25" calcext:value-type="float">
            <text:p>620.2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4.75" calcext:value-type="float">
            <text:p>4.75</text:p>
          </table:table-cell>
          <table:table-cell/>
          <table:table-cell table:style-name="ce7" office:value-type="string" calcext:value-type="string">
            <text:p>dagen te gaan</text:p>
          </table:table-cell>
          <table:table-cell table:style-name="ce9" table:formula="of:=DATEDIF(NOW();[.E1],&quot;d&quot;)" office:value-type="string" office:string-value="" calcext:value-type="error">
            <text:p>Fout:508</text:p>
          </table:table-cell>
          <table:table-cell table:style-name="ce11" office:value-type="string" calcext:value-type="string">
            <text:p>uur/week</text:p>
          </table:table-cell>
          <table:table-cell table:style-name="Default" table:formula="of:=[.B2]/([.E2]/7)"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22.5" calcext:value-type="float">
            <text:p>22.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4];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22.5" calcext:value-type="float">
            <text:p>22.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5];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22.5" calcext:value-type="float">
            <text:p>22.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22.5" calcext:value-type="float">
            <text:p>22.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7];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22.5" calcext:value-type="float">
            <text:p>22.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2.5" calcext:value-type="float">
            <text:p>22.50</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2">
          <table:table-cell office:value-type="date" office:date-value="2014-05-19" calcext:value-type="date">
            <text:p>19/05/14</text:p>
          </table:table-cell>
          <table:table-cell table:style-name="ce4" table:formula="of:=ISOWEEKNUM([.A229];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44.5" calcext:value-type="float">
            <text:p>44.50</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0];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44.5" calcext:value-type="float">
            <text:p>44.50</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44.5" calcext:value-type="float">
            <text:p>44.50</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44.5" calcext:value-type="float">
            <text:p>44.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44.5" calcext:value-type="float">
            <text:p>44.50</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4];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44.5" calcext:value-type="float">
            <text:p>44.50</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44.5" calcext:value-type="float">
            <text:p>44.50</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44.5" calcext:value-type="float">
            <text:p>44.50</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44.5" calcext:value-type="float">
            <text:p>44.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44.5" calcext:value-type="float">
            <text:p>44.50</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39];2)" office:value-type="float" office:value="21" calcext:value-type="float">
            <text:p>21</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70.75" calcext:value-type="float">
            <text:p>570.75</text:p>
          </table:table-cell>
          <table:table-cell table:formula="of:=SUMIF([.$B$4:.$B$302];[.B240];[.$E$4:.$E$302])" office:value-type="float" office:value="44.5" calcext:value-type="float">
            <text:p>44.50</text:p>
          </table:table-cell>
          <table:table-cell table:formula="of:=625-[.F239]" office:value-type="float" office:value="54.25" calcext:value-type="float">
            <text:p>54.25</text:p>
          </table:table-cell>
          <table:table-cell office:value-type="string" calcext:value-type="string">
            <text:p>scriptie analyse (FIRE monitor)</text:p>
          </table:table-cell>
          <table:table-cell table:number-columns-repeated="1015"/>
        </table:table-row>
        <table:table-row table:style-name="ro2">
          <table:table-cell office:value-type="date" office:date-value="2014-05-23" calcext:value-type="date">
            <text:p>23/05/14</text:p>
          </table:table-cell>
          <table:table-cell table:style-name="ce4" table:formula="of:=ISOWEEKNUM([.A240];2)" office:value-type="float" office:value="21" calcext:value-type="float">
            <text:p>21</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40]-[.C240])*24;24)" office:value-type="float" office:value="5" calcext:value-type="float">
            <text:p>5.00</text:p>
          </table:table-cell>
          <table:table-cell table:formula="of:=SUM([.$E$4:.$E241])" office:value-type="float" office:value="577.75" calcext:value-type="float">
            <text:p>577.75</text:p>
          </table:table-cell>
          <table:table-cell table:formula="of:=SUMIF([.$B$4:.$B$302];[.B241];[.$E$4:.$E$302])" office:value-type="float" office:value="44.5" calcext:value-type="float">
            <text:p>44.50</text:p>
          </table:table-cell>
          <table:table-cell table:formula="of:=625-[.F240]" office:value-type="float" office:value="47.25" calcext:value-type="float">
            <text:p>47.25</text:p>
          </table:table-cell>
          <table:table-cell office:value-type="string" calcext:value-type="string">
            <text:p>scriptie analyse (GENI monitor) + opbouw</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1];2)" office:value-type="float" office:value="21" calcext:value-type="float">
            <text:p>21</text:p>
          </table:table-cell>
          <table:table-cell office:value-type="time" office:time-value="PT12H00M00S" calcext:value-type="time">
            <text:p>12:00</text:p>
          </table:table-cell>
          <table:table-cell office:value-type="time" office:time-value="PT19H00M00S" calcext:value-type="time">
            <text:p>19:00</text:p>
          </table:table-cell>
          <table:table-cell table:formula="of:=MOD(([.D241]-[.C241])*24;24)" office:value-type="float" office:value="7" calcext:value-type="float">
            <text:p>7.00</text:p>
          </table:table-cell>
          <table:table-cell table:formula="of:=SUM([.$E$4:.$E242])" office:value-type="float" office:value="579.75" calcext:value-type="float">
            <text:p>579.75</text:p>
          </table:table-cell>
          <table:table-cell table:formula="of:=SUMIF([.$B$4:.$B$302];[.B242];[.$E$4:.$E$302])" office:value-type="float" office:value="44.5" calcext:value-type="float">
            <text:p>44.50</text:p>
          </table:table-cell>
          <table:table-cell table:formula="of:=625-[.F241]" office:value-type="float" office:value="45.25" calcext:value-type="float">
            <text:p>45.25</text:p>
          </table:table-cell>
          <table:table-cell office:value-type="string" calcext:value-type="string">
            <text:p>scriptie structuur en vereisten &amp; technologiën</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2];2)" office:value-type="float" office:value="21" calcext:value-type="float">
            <text:p>21</text:p>
          </table:table-cell>
          <table:table-cell office:value-type="time" office:time-value="PT21H30M00S" calcext:value-type="time">
            <text:p>21:30</text:p>
          </table:table-cell>
          <table:table-cell office:value-type="time" office:time-value="PT23H30M00S" calcext:value-type="time">
            <text:p>23:30</text:p>
          </table:table-cell>
          <table:table-cell table:formula="of:=MOD(([.D242]-[.C242])*24;24)" office:value-type="float" office:value="2" calcext:value-type="float">
            <text:p>2.00</text:p>
          </table:table-cell>
          <table:table-cell table:formula="of:=SUM([.$E$4:.$E243])" office:value-type="float" office:value="581.75" calcext:value-type="float">
            <text:p>581.75</text:p>
          </table:table-cell>
          <table:table-cell table:formula="of:=SUMIF([.$B$4:.$B$302];[.B243];[.$E$4:.$E$302])" office:value-type="float" office:value="44.5" calcext:value-type="float">
            <text:p>44.50</text:p>
          </table:table-cell>
          <table:table-cell table:formula="of:=625-[.F242]" office:value-type="float" office:value="43.25" calcext:value-type="float">
            <text:p>43.25</text:p>
          </table:table-cell>
          <table:table-cell office:value-type="string" calcext:value-type="string">
            <text:p>scriptie uitwerking (databank)</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3];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43]-[.C243])*24;24)" office:value-type="float" office:value="2" calcext:value-type="float">
            <text:p>2.00</text:p>
          </table:table-cell>
          <table:table-cell table:formula="of:=SUM([.$E$4:.$E244])" office:value-type="float" office:value="584.25" calcext:value-type="float">
            <text:p>584.25</text:p>
          </table:table-cell>
          <table:table-cell table:formula="of:=SUMIF([.$B$4:.$B$302];[.B244];[.$E$4:.$E$302])" office:value-type="float" office:value="44.5" calcext:value-type="float">
            <text:p>44.50</text:p>
          </table:table-cell>
          <table:table-cell table:formula="of:=625-[.F243]" office:value-type="float" office:value="40.75" calcext:value-type="float">
            <text:p>40.7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4];2)" office:value-type="float" office:value="21" calcext:value-type="float">
            <text:p>21</text:p>
          </table:table-cell>
          <table:table-cell office:value-type="time" office:time-value="PT13H00M00S" calcext:value-type="time">
            <text:p>13:00</text:p>
          </table:table-cell>
          <table:table-cell office:value-type="time" office:time-value="PT15H30M00S" calcext:value-type="time">
            <text:p>15:30</text:p>
          </table:table-cell>
          <table:table-cell table:formula="of:=MOD(([.D244]-[.C244])*24;24)" office:value-type="float" office:value="2.5" calcext:value-type="float">
            <text:p>2.50</text:p>
          </table:table-cell>
          <table:table-cell table:formula="of:=SUM([.$E$4:.$E245])" office:value-type="float" office:value="584.75" calcext:value-type="float">
            <text:p>584.75</text:p>
          </table:table-cell>
          <table:table-cell table:formula="of:=SUMIF([.$B$4:.$B$302];[.B245];[.$E$4:.$E$302])" office:value-type="float" office:value="44.5" calcext:value-type="float">
            <text:p>44.50</text:p>
          </table:table-cell>
          <table:table-cell table:formula="of:=625-[.F244]" office:value-type="float" office:value="40.25" calcext:value-type="float">
            <text:p>40.25</text:p>
          </table:table-cell>
          <table:table-cell office:value-type="string" calcext:value-type="string">
            <text:p>scriptie nalezen &amp; verbeteren + verscrhijven aan uitwerking van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5];2)" office:value-type="float" office:value="21" calcext:value-type="float">
            <text:p>21</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245]-[.C245])*24;24)" office:value-type="float" office:value="0.499999999999998" calcext:value-type="float">
            <text:p>0.50</text:p>
          </table:table-cell>
          <table:table-cell table:formula="of:=SUM([.$E$4:.$E246])" office:value-type="float" office:value="586.75" calcext:value-type="float">
            <text:p>586.75</text:p>
          </table:table-cell>
          <table:table-cell table:formula="of:=SUMIF([.$B$4:.$B$302];[.B246];[.$E$4:.$E$302])" office:value-type="float" office:value="4" calcext:value-type="float">
            <text:p>4.00</text:p>
          </table:table-cell>
          <table:table-cell table:formula="of:=625-[.F245]" office:value-type="float" office:value="38.25" calcext:value-type="float">
            <text:p>38.25</text:p>
          </table:table-cell>
          <table:table-cell office:value-type="string" calcext:value-type="string">
            <text:p>scriptie nalezen &amp; verbeteren</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6];2)" office:value-type="float" office:value="22" calcext:value-type="float">
            <text:p>22</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46]-[.C246])*24;24)" office:value-type="float" office:value="2" calcext:value-type="float">
            <text:p>2.00</text:p>
          </table:table-cell>
          <table:table-cell table:formula="of:=SUM([.$E$4:.$E247])" office:value-type="float" office:value="587.75" calcext:value-type="float">
            <text:p>587.75</text:p>
          </table:table-cell>
          <table:table-cell table:formula="of:=SUMIF([.$B$4:.$B$302];[.B247];[.$E$4:.$E$302])" office:value-type="float" office:value="4" calcext:value-type="float">
            <text:p>4.00</text:p>
          </table:table-cell>
          <table:table-cell table:formula="of:=625-[.F246]" office:value-type="float" office:value="37.25" calcext:value-type="float">
            <text:p>37.25</text:p>
          </table:table-cell>
          <table:table-cell office:value-type="string" calcext:value-type="string">
            <text:p>Nalezen &amp; doorsturen nieuwe versie</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7];2)" office:value-type="float" office:value="22" calcext:value-type="float">
            <text:p>22</text:p>
          </table:table-cell>
          <table:table-cell office:value-type="time" office:time-value="PT19H30M00S" calcext:value-type="time">
            <text:p>19:30</text:p>
          </table:table-cell>
          <table:table-cell office:value-type="time" office:time-value="PT20H30M00S" calcext:value-type="time">
            <text:p>20:30</text:p>
          </table:table-cell>
          <table:table-cell table:formula="of:=MOD(([.D247]-[.C247])*24;24)" office:value-type="float" office:value="0.999999999999999" calcext:value-type="float">
            <text:p>1.00</text:p>
          </table:table-cell>
          <table:table-cell table:formula="of:=SUM([.$E$4:.$E248])" office:value-type="float" office:value="592.75" calcext:value-type="float">
            <text:p>592.75</text:p>
          </table:table-cell>
          <table:table-cell table:formula="of:=SUMIF([.$B$4:.$B$302];[.B248];[.$E$4:.$E$302])" office:value-type="float" office:value="31.5" calcext:value-type="float">
            <text:p>31.50</text:p>
          </table:table-cell>
          <table:table-cell table:formula="of:=625-[.F247]" office:value-type="float" office:value="32.25" calcext:value-type="float">
            <text:p>32.25</text:p>
          </table:table-cell>
          <table:table-cell office:value-type="string" calcext:value-type="string">
            <text:p>scriptie uitwerking verderschrijven</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8];2)" office:value-type="float" office:value="23" calcext:value-type="float">
            <text:p>23</text:p>
          </table:table-cell>
          <table:table-cell office:value-type="time" office:time-value="PT13H30M00S" calcext:value-type="time">
            <text:p>13:30</text:p>
          </table:table-cell>
          <table:table-cell office:value-type="time" office:time-value="PT18H30M00S" calcext:value-type="time">
            <text:p>18:30</text:p>
          </table:table-cell>
          <table:table-cell table:formula="of:=MOD(([.D248]-[.C248])*24;24)" office:value-type="float" office:value="5" calcext:value-type="float">
            <text:p>5.00</text:p>
          </table:table-cell>
          <table:table-cell table:formula="of:=SUM([.$E$4:.$E249])" office:value-type="float" office:value="595.75" calcext:value-type="float">
            <text:p>595.75</text:p>
          </table:table-cell>
          <table:table-cell table:formula="of:=SUMIF([.$B$4:.$B$302];[.B249];[.$E$4:.$E$302])" office:value-type="float" office:value="31.5" calcext:value-type="float">
            <text:p>31.50</text:p>
          </table:table-cell>
          <table:table-cell table:formula="of:=625-[.F248]" office:value-type="float" office:value="29.25" calcext:value-type="float">
            <text:p>29.2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9];2)" office:value-type="float" office:value="23" calcext:value-type="float">
            <text:p>23</text:p>
          </table:table-cell>
          <table:table-cell office:value-type="time" office:time-value="PT19H00M00S" calcext:value-type="time">
            <text:p>19:00</text:p>
          </table:table-cell>
          <table:table-cell office:value-type="time" office:time-value="PT22H00M00S" calcext:value-type="time">
            <text:p>22:00</text:p>
          </table:table-cell>
          <table:table-cell table:formula="of:=MOD(([.D249]-[.C249])*24;24)" office:value-type="float" office:value="3" calcext:value-type="float">
            <text:p>3.00</text:p>
          </table:table-cell>
          <table:table-cell table:formula="of:=SUM([.$E$4:.$E250])" office:value-type="float" office:value="596.75" calcext:value-type="float">
            <text:p>596.75</text:p>
          </table:table-cell>
          <table:table-cell table:formula="of:=SUMIF([.$B$4:.$B$302];[.B250];[.$E$4:.$E$302])" office:value-type="float" office:value="4" calcext:value-type="float">
            <text:p>4.00</text:p>
          </table:table-cell>
          <table:table-cell table:formula="of:=625-[.F249]" office:value-type="float" office:value="28.25" calcext:value-type="float">
            <text:p>28.25</text:p>
          </table:table-cell>
          <table:table-cell office:value-type="string" calcext:value-type="string">
            <text:p>scriptie uitwerking service en website</text:p>
          </table:table-cell>
          <table:table-cell table:number-columns-repeated="1015"/>
        </table:table-row>
        <table:table-row table:style-name="ro2">
          <table:table-cell office:value-type="date" office:date-value="0214-06-04" calcext:value-type="date">
            <text:p>4/06/14</text:p>
          </table:table-cell>
          <table:table-cell table:style-name="ce4" table:formula="of:=ISOWEEKNUM([.A250];2)" office:value-type="float" office:value="22" calcext:value-type="float">
            <text:p>22</text:p>
          </table:table-cell>
          <table:table-cell office:value-type="time" office:time-value="PT12H00M00S" calcext:value-type="time">
            <text:p>12:00</text:p>
          </table:table-cell>
          <table:table-cell office:value-type="time" office:time-value="PT13H00M00S" calcext:value-type="time">
            <text:p>13:00</text:p>
          </table:table-cell>
          <table:table-cell table:formula="of:=MOD(([.D250]-[.C250])*24;24)" office:value-type="float" office:value="0.999999999999999" calcext:value-type="float">
            <text:p>1.00</text:p>
          </table:table-cell>
          <table:table-cell table:formula="of:=SUM([.$E$4:.$E251])" office:value-type="float" office:value="601.25" calcext:value-type="float">
            <text:p>601.25</text:p>
          </table:table-cell>
          <table:table-cell table:formula="of:=SUMIF([.$B$4:.$B$302];[.B251];[.$E$4:.$E$302])" office:value-type="float" office:value="31.5" calcext:value-type="float">
            <text:p>31.50</text:p>
          </table:table-cell>
          <table:table-cell table:formula="of:=625-[.F250]" office:value-type="float" office:value="23.75" calcext:value-type="float">
            <text:p>23.75</text:p>
          </table:table-cell>
          <table:table-cell office:value-type="string" calcext:value-type="string">
            <text:p>scriptie bijlageA een voorbeeld stresstest</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1];2)" office:value-type="float" office:value="23" calcext:value-type="float">
            <text:p>23</text:p>
          </table:table-cell>
          <table:table-cell office:value-type="time" office:time-value="PT16H00M00S" calcext:value-type="time">
            <text:p>16:00</text:p>
          </table:table-cell>
          <table:table-cell office:value-type="time" office:time-value="PT20H30M00S" calcext:value-type="time">
            <text:p>20:30</text:p>
          </table:table-cell>
          <table:table-cell table:formula="of:=MOD(([.D251]-[.C251])*24;24)" office:value-type="float" office:value="4.5" calcext:value-type="float">
            <text:p>4.50</text:p>
          </table:table-cell>
          <table:table-cell table:formula="of:=SUM([.$E$4:.$E252])" office:value-type="float" office:value="604.25" calcext:value-type="float">
            <text:p>604.25</text:p>
          </table:table-cell>
          <table:table-cell table:formula="of:=SUMIF([.$B$4:.$B$302];[.B252];[.$E$4:.$E$302])" office:value-type="float" office:value="31.5" calcext:value-type="float">
            <text:p>31.50</text:p>
          </table:table-cell>
          <table:table-cell table:formula="of:=625-[.F251]" office:value-type="float" office:value="20.75" calcext:value-type="float">
            <text:p>20.75</text:p>
          </table:table-cell>
          <table:table-cell office:value-type="string" calcext:value-type="string">
            <text:p>Bijlage A afwerken, bijlage B : reference van alle functies (engels)</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2];2)" office:value-type="float" office:value="23" calcext:value-type="float">
            <text:p>23</text:p>
          </table:table-cell>
          <table:table-cell office:value-type="time" office:time-value="PT21H00M00S" calcext:value-type="time">
            <text:p>21:00</text:p>
          </table:table-cell>
          <table:table-cell office:value-type="time" office:time-value="PT24H00M00S" calcext:value-type="time">
            <text:p>00:00</text:p>
          </table:table-cell>
          <table:table-cell table:formula="of:=MOD(([.D252]-[.C252])*24;24)" office:value-type="float" office:value="3" calcext:value-type="float">
            <text:p>3.00</text:p>
          </table:table-cell>
          <table:table-cell table:formula="of:=SUM([.$E$4:.$E253])" office:value-type="float" office:value="607.25" calcext:value-type="float">
            <text:p>607.25</text:p>
          </table:table-cell>
          <table:table-cell table:formula="of:=SUMIF([.$B$4:.$B$302];[.B253];[.$E$4:.$E$302])" office:value-type="float" office:value="31.5" calcext:value-type="float">
            <text:p>31.50</text:p>
          </table:table-cell>
          <table:table-cell table:formula="of:=625-[.F252]" office:value-type="float" office:value="17.75" calcext:value-type="float">
            <text:p>17.75</text:p>
          </table:table-cell>
          <table:table-cell office:value-type="string" calcext:value-type="string">
            <text:p>bijlage B reference (en) + loadtesten</text:p>
          </table:table-cell>
          <table:table-cell table:number-columns-repeated="1015"/>
        </table:table-row>
        <table:table-row table:style-name="ro2">
          <table:table-cell office:value-type="date" office:date-value="2014-06-05" calcext:value-type="date">
            <text:p>5/06/14</text:p>
          </table:table-cell>
          <table:table-cell table:style-name="ce4" table:formula="of:=ISOWEEKNUM([.A253];2)" office:value-type="float" office:value="23" calcext:value-type="float">
            <text:p>23</text:p>
          </table:table-cell>
          <table:table-cell office:value-type="time" office:time-value="PT20H00M00S" calcext:value-type="time">
            <text:p>20:00</text:p>
          </table:table-cell>
          <table:table-cell office:value-type="time" office:time-value="PT23H00M00S" calcext:value-type="time">
            <text:p>23:00</text:p>
          </table:table-cell>
          <table:table-cell table:formula="of:=MOD(([.D253]-[.C253])*24;24)" office:value-type="float" office:value="3" calcext:value-type="float">
            <text:p>3.00</text:p>
          </table:table-cell>
          <table:table-cell table:formula="of:=SUM([.$E$4:.$E254])" office:value-type="float" office:value="611.25" calcext:value-type="float">
            <text:p>611.25</text:p>
          </table:table-cell>
          <table:table-cell table:formula="of:=SUMIF([.$B$4:.$B$302];[.B254];[.$E$4:.$E$302])" office:value-type="float" office:value="31.5" calcext:value-type="float">
            <text:p>31.50</text:p>
          </table:table-cell>
          <table:table-cell table:formula="of:=625-[.F253]" office:value-type="float" office:value="13.75" calcext:value-type="float">
            <text:p>13.75</text:p>
          </table:table-cell>
          <table:table-cell office:value-type="string" calcext:value-type="string">
            <text:p>bijlage B+C en mailen versie</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4];2)" office:value-type="float" office:value="23" calcext:value-type="float">
            <text:p>23</text:p>
          </table:table-cell>
          <table:table-cell office:value-type="time" office:time-value="PT11H00M00S" calcext:value-type="time">
            <text:p>11:00</text:p>
          </table:table-cell>
          <table:table-cell office:value-type="time" office:time-value="PT15H00M00S" calcext:value-type="time">
            <text:p>15:00</text:p>
          </table:table-cell>
          <table:table-cell table:formula="of:=MOD(([.D254]-[.C254])*24;24)" office:value-type="float" office:value="4" calcext:value-type="float">
            <text:p>4.00</text:p>
          </table:table-cell>
          <table:table-cell table:formula="of:=SUM([.$E$4:.$E255])" office:value-type="float" office:value="612.75" calcext:value-type="float">
            <text:p>612.75</text:p>
          </table:table-cell>
          <table:table-cell table:formula="of:=SUMIF([.$B$4:.$B$302];[.B255];[.$E$4:.$E$302])" office:value-type="float" office:value="31.5" calcext:value-type="float">
            <text:p>31.50</text:p>
          </table:table-cell>
          <table:table-cell table:formula="of:=625-[.F254]" office:value-type="float" office:value="12.25" calcext:value-type="float">
            <text:p>12.25</text:p>
          </table:table-cell>
          <table:table-cell office:value-type="string" calcext:value-type="string">
            <text:p>bijlage C</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5];2)" office:value-type="float" office:value="23" calcext:value-type="float">
            <text:p>23</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255]-[.C255])*24;24)" office:value-type="float" office:value="1.5" calcext:value-type="float">
            <text:p>1.50</text:p>
          </table:table-cell>
          <table:table-cell table:formula="of:=SUM([.$E$4:.$E256])" office:value-type="float" office:value="617.25" calcext:value-type="float">
            <text:p>617.25</text:p>
          </table:table-cell>
          <table:table-cell table:formula="of:=SUMIF([.$B$4:.$B$302];[.B256];[.$E$4:.$E$302])" office:value-type="float" office:value="31.5" calcext:value-type="float">
            <text:p>31.50</text:p>
          </table:table-cell>
          <table:table-cell table:formula="of:=625-[.F255]" office:value-type="float" office:value="7.75" calcext:value-type="float">
            <text:p>7.75</text:p>
          </table:table-cell>
          <table:table-cell office:value-type="string" calcext:value-type="string">
            <text:p>nalezen</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6];2)" office:value-type="float" office:value="23" calcext:value-type="float">
            <text:p>23</text:p>
          </table:table-cell>
          <table:table-cell office:value-type="time" office:time-value="PT12H00M00S" calcext:value-type="time">
            <text:p>12:00</text:p>
          </table:table-cell>
          <table:table-cell office:value-type="time" office:time-value="PT16H30M00S" calcext:value-type="time">
            <text:p>16:30</text:p>
          </table:table-cell>
          <table:table-cell table:formula="of:=MOD(([.D256]-[.C256])*24;24)" office:value-type="float" office:value="4.5" calcext:value-type="float">
            <text:p>4.50</text:p>
          </table:table-cell>
          <table:table-cell table:formula="of:=SUM([.$E$4:.$E257])" office:value-type="float" office:value="617.75" calcext:value-type="float">
            <text:p>617.75</text:p>
          </table:table-cell>
          <table:table-cell table:formula="of:=SUMIF([.$B$4:.$B$302];[.B257];[.$E$4:.$E$302])" office:value-type="float" office:value="31.5" calcext:value-type="float">
            <text:p>31.50</text:p>
          </table:table-cell>
          <table:table-cell table:formula="of:=625-[.F256]" office:value-type="float" office:value="7.25" calcext:value-type="float">
            <text:p>7.25</text:p>
          </table:table-cell>
          <table:table-cell office:value-type="string" calcext:value-type="string">
            <text:p>oude code terug klaar zetten voor aanpassingen &amp; bugfixes, nalezen &amp; verbeteren scriptie, samenvatting cursief samenvoegen voorbeeld en uitleg stresstest</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7];2)" office:value-type="float" office:value="23" calcext:value-type="float">
            <text:p>23</text:p>
          </table:table-cell>
          <table:table-cell office:value-type="time" office:time-value="PT17H00M00S" calcext:value-type="time">
            <text:p>17:00</text:p>
          </table:table-cell>
          <table:table-cell office:value-type="time" office:time-value="PT17H30M00S" calcext:value-type="time">
            <text:p>17:30</text:p>
          </table:table-cell>
          <table:table-cell table:formula="of:=MOD(([.D257]-[.C257])*24;24)" office:value-type="float" office:value="0.499999999999998" calcext:value-type="float">
            <text:p>0.50</text:p>
          </table:table-cell>
          <table:table-cell table:formula="of:=SUM([.$E$4:.$E258])" office:value-type="float" office:value="620.25" calcext:value-type="float">
            <text:p>620.25</text:p>
          </table:table-cell>
          <table:table-cell table:formula="of:=SUMIF([.$B$4:.$B$302];[.B258];[.$E$4:.$E$302])" office:value-type="float" office:value="31.5" calcext:value-type="float">
            <text:p>31.50</text:p>
          </table:table-cell>
          <table:table-cell table:formula="of:=625-[.F257]" office:value-type="float" office:value="4.75" calcext:value-type="float">
            <text:p>4.75</text:p>
          </table:table-cell>
          <table:table-cell office:value-type="string" calcext:value-type="string">
            <text:p>opruimen dropbox conflicted copy rommel &amp; nieuwe versie van jfed binnen halen, compilen en integreren + mailen fout bij getByUrn</text:p>
          </table:table-cell>
          <table:table-cell table:number-columns-repeated="1015"/>
        </table:table-row>
        <table:table-row table:style-name="ro1">
          <table:table-cell office:value-type="date" office:date-value="2014-06-08" calcext:value-type="date">
            <text:p>8/06/14</text:p>
          </table:table-cell>
          <table:table-cell table:style-name="ce4" table:formula="of:=ISOWEEKNUM([.A258];2)" office:value-type="float" office:value="23" calcext:value-type="float">
            <text:p>23</text:p>
          </table:table-cell>
          <table:table-cell office:value-type="time" office:time-value="PT13H30M00S" calcext:value-type="time">
            <text:p>13:30</text:p>
          </table:table-cell>
          <table:table-cell office:value-type="time" office:time-value="PT16H00M00S" calcext:value-type="time">
            <text:p>16:00</text:p>
          </table:table-cell>
          <table:table-cell table:formula="of:=MOD(([.D258]-[.C258])*24;24)" office:value-type="float" office:value="2.5" calcext:value-type="float">
            <text:p>2.50</text:p>
          </table:table-cell>
          <table:table-cell table:formula="of:=SUM([.$E$4:.$E259])" office:value-type="float" office:value="620.25" calcext:value-type="float">
            <text:p>620.25</text:p>
          </table:table-cell>
          <table:table-cell table:formula="of:=SUMIF([.$B$4:.$B$302];[.B259];[.$E$4:.$E$302])" office:value-type="float" office:value="0" calcext:value-type="float">
            <text:p>0.00</text:p>
          </table:table-cell>
          <table:table-cell table:formula="of:=625-[.F258]" office:value-type="float" office:value="4.75" calcext:value-type="float">
            <text:p>4.75</text:p>
          </table:table-cell>
          <table:table-cell office:value-type="string" calcext:value-type="string">
            <text:p>bugfixes</text:p>
          </table:table-cell>
          <table:table-cell table:number-columns-repeated="1015"/>
        </table:table-row>
        <table:table-row table:style-name="ro2">
          <table:table-cell/>
          <table:table-cell table:style-name="ce4" table:formula="of:=ISOWEEKNUM([.A259];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620.25" calcext:value-type="float">
            <text:p>620.25</text:p>
          </table:table-cell>
          <table:table-cell table:formula="of:=SUMIF([.$B$4:.$B$302];[.B260];[.$E$4:.$E$302])" office:value-type="float" office:value="0" calcext:value-type="float">
            <text:p>0.00</text:p>
          </table:table-cell>
          <table:table-cell table:formula="of:=625-[.F259]" office:value-type="float" office:value="4.75" calcext:value-type="float">
            <text:p>4.75</text:p>
          </table:table-cell>
          <table:table-cell table:number-columns-repeated="1016"/>
        </table:table-row>
        <table:table-row table:style-name="ro2">
          <table:table-cell/>
          <table:table-cell table:style-name="ce4" table:formula="of:=ISOWEEKNUM([.A260];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620.25" calcext:value-type="float">
            <text:p>620.25</text:p>
          </table:table-cell>
          <table:table-cell table:formula="of:=SUMIF([.$B$4:.$B$302];[.B261];[.$E$4:.$E$302])" office:value-type="float" office:value="0" calcext:value-type="float">
            <text:p>0.00</text:p>
          </table:table-cell>
          <table:table-cell table:formula="of:=625-[.F260]" office:value-type="float" office:value="4.75" calcext:value-type="float">
            <text:p>4.75</text:p>
          </table:table-cell>
          <table:table-cell table:number-columns-repeated="1016"/>
        </table:table-row>
        <table:table-row table:style-name="ro2">
          <table:table-cell/>
          <table:table-cell table:style-name="ce4" table:formula="of:=ISOWEEKNUM([.A261];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620.25" calcext:value-type="float">
            <text:p>620.25</text:p>
          </table:table-cell>
          <table:table-cell table:formula="of:=SUMIF([.$B$4:.$B$302];[.B262];[.$E$4:.$E$302])" office:value-type="float" office:value="0" calcext:value-type="float">
            <text:p>0.00</text:p>
          </table:table-cell>
          <table:table-cell table:formula="of:=625-[.F261]" office:value-type="float" office:value="4.75" calcext:value-type="float">
            <text:p>4.75</text:p>
          </table:table-cell>
          <table:table-cell table:number-columns-repeated="1016"/>
        </table:table-row>
        <table:table-row table:style-name="ro2">
          <table:table-cell/>
          <table:table-cell table:style-name="ce4" table:formula="of:=ISOWEEKNUM([.A262];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620.25" calcext:value-type="float">
            <text:p>620.25</text:p>
          </table:table-cell>
          <table:table-cell table:formula="of:=SUMIF([.$B$4:.$B$302];[.B263];[.$E$4:.$E$302])" office:value-type="float" office:value="0" calcext:value-type="float">
            <text:p>0.00</text:p>
          </table:table-cell>
          <table:table-cell table:formula="of:=625-[.F262]" office:value-type="float" office:value="4.75" calcext:value-type="float">
            <text:p>4.75</text:p>
          </table:table-cell>
          <table:table-cell table:number-columns-repeated="1016"/>
        </table:table-row>
        <table:table-row table:style-name="ro2">
          <table:table-cell/>
          <table:table-cell table:style-name="ce4" table:formula="of:=ISOWEEKNUM([.A263];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620.25" calcext:value-type="float">
            <text:p>620.25</text:p>
          </table:table-cell>
          <table:table-cell table:formula="of:=SUMIF([.$B$4:.$B$302];[.B264];[.$E$4:.$E$302])" office:value-type="float" office:value="0" calcext:value-type="float">
            <text:p>0.00</text:p>
          </table:table-cell>
          <table:table-cell table:formula="of:=625-[.F263]" office:value-type="float" office:value="4.75" calcext:value-type="float">
            <text:p>4.75</text:p>
          </table:table-cell>
          <table:table-cell table:number-columns-repeated="1016"/>
        </table:table-row>
        <table:table-row table:style-name="ro2">
          <table:table-cell/>
          <table:table-cell table:style-name="ce4" table:formula="of:=ISOWEEKNUM([.A264];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620.25" calcext:value-type="float">
            <text:p>620.25</text:p>
          </table:table-cell>
          <table:table-cell table:formula="of:=SUMIF([.$B$4:.$B$302];[.B265];[.$E$4:.$E$302])" office:value-type="float" office:value="0" calcext:value-type="float">
            <text:p>0.00</text:p>
          </table:table-cell>
          <table:table-cell table:formula="of:=625-[.F264]" office:value-type="float" office:value="4.75" calcext:value-type="float">
            <text:p>4.75</text:p>
          </table:table-cell>
          <table:table-cell table:number-columns-repeated="1016"/>
        </table:table-row>
        <table:table-row table:style-name="ro2">
          <table:table-cell/>
          <table:table-cell table:style-name="ce4" table:formula="of:=ISOWEEKNUM([.A265];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620.25" calcext:value-type="float">
            <text:p>620.25</text:p>
          </table:table-cell>
          <table:table-cell table:formula="of:=SUMIF([.$B$4:.$B$302];[.B266];[.$E$4:.$E$302])" office:value-type="float" office:value="0" calcext:value-type="float">
            <text:p>0.00</text:p>
          </table:table-cell>
          <table:table-cell table:formula="of:=625-[.F265]" office:value-type="float" office:value="4.75" calcext:value-type="float">
            <text:p>4.75</text:p>
          </table:table-cell>
          <table:table-cell table:number-columns-repeated="1016"/>
        </table:table-row>
        <table:table-row table:style-name="ro2">
          <table:table-cell/>
          <table:table-cell table:style-name="ce4" table:formula="of:=ISOWEEKNUM([.A266];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620.25" calcext:value-type="float">
            <text:p>620.25</text:p>
          </table:table-cell>
          <table:table-cell table:formula="of:=SUMIF([.$B$4:.$B$302];[.B267];[.$E$4:.$E$302])" office:value-type="float" office:value="0" calcext:value-type="float">
            <text:p>0.00</text:p>
          </table:table-cell>
          <table:table-cell table:formula="of:=625-[.F266]" office:value-type="float" office:value="4.75" calcext:value-type="float">
            <text:p>4.75</text:p>
          </table:table-cell>
          <table:table-cell table:number-columns-repeated="1016"/>
        </table:table-row>
        <table:table-row table:style-name="ro2">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620.25" calcext:value-type="float">
            <text:p>620.25</text:p>
          </table:table-cell>
          <table:table-cell table:formula="of:=SUMIF([.$B$4:.$B$302];[.B268];[.$E$4:.$E$302])" office:value-type="float" office:value="0" calcext:value-type="float">
            <text:p>0.00</text:p>
          </table:table-cell>
          <table:table-cell table:formula="of:=625-[.F267]" office:value-type="float" office:value="4.75" calcext:value-type="float">
            <text:p>4.75</text:p>
          </table:table-cell>
          <table:table-cell table:number-columns-repeated="1016"/>
        </table:table-row>
        <table:table-row table:style-name="ro2">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620.25" calcext:value-type="float">
            <text:p>620.25</text:p>
          </table:table-cell>
          <table:table-cell table:formula="of:=SUMIF([.$B$4:.$B$302];[.B269];[.$E$4:.$E$302])" office:value-type="float" office:value="0" calcext:value-type="float">
            <text:p>0.00</text:p>
          </table:table-cell>
          <table:table-cell table:formula="of:=625-[.F268]" office:value-type="float" office:value="4.75" calcext:value-type="float">
            <text:p>4.75</text:p>
          </table:table-cell>
          <table:table-cell table:number-columns-repeated="1016"/>
        </table:table-row>
        <table:table-row table:style-name="ro2">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620.25" calcext:value-type="float">
            <text:p>620.25</text:p>
          </table:table-cell>
          <table:table-cell table:formula="of:=SUMIF([.$B$4:.$B$302];[.B270];[.$E$4:.$E$302])" office:value-type="float" office:value="0" calcext:value-type="float">
            <text:p>0.00</text:p>
          </table:table-cell>
          <table:table-cell table:formula="of:=625-[.F269]" office:value-type="float" office:value="4.75" calcext:value-type="float">
            <text:p>4.75</text:p>
          </table:table-cell>
          <table:table-cell table:number-columns-repeated="1016"/>
        </table:table-row>
        <table:table-row table:style-name="ro2">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620.25" calcext:value-type="float">
            <text:p>620.25</text:p>
          </table:table-cell>
          <table:table-cell table:formula="of:=SUMIF([.$B$4:.$B$302];[.B271];[.$E$4:.$E$302])" office:value-type="float" office:value="0" calcext:value-type="float">
            <text:p>0.00</text:p>
          </table:table-cell>
          <table:table-cell table:formula="of:=625-[.F270]" office:value-type="float" office:value="4.75" calcext:value-type="float">
            <text:p>4.75</text:p>
          </table:table-cell>
          <table:table-cell table:number-columns-repeated="1016"/>
        </table:table-row>
        <table:table-row table:style-name="ro2">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620.25" calcext:value-type="float">
            <text:p>620.25</text:p>
          </table:table-cell>
          <table:table-cell table:formula="of:=SUMIF([.$B$4:.$B$302];[.B272];[.$E$4:.$E$302])" office:value-type="float" office:value="0" calcext:value-type="float">
            <text:p>0.00</text:p>
          </table:table-cell>
          <table:table-cell table:formula="of:=625-[.F271]" office:value-type="float" office:value="4.75" calcext:value-type="float">
            <text:p>4.75</text:p>
          </table:table-cell>
          <table:table-cell table:number-columns-repeated="1016"/>
        </table:table-row>
        <table:table-row table:style-name="ro2">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620.25" calcext:value-type="float">
            <text:p>620.25</text:p>
          </table:table-cell>
          <table:table-cell table:formula="of:=SUMIF([.$B$4:.$B$302];[.B273];[.$E$4:.$E$302])" office:value-type="float" office:value="0" calcext:value-type="float">
            <text:p>0.00</text:p>
          </table:table-cell>
          <table:table-cell table:formula="of:=625-[.F272]" office:value-type="float" office:value="4.75" calcext:value-type="float">
            <text:p>4.75</text:p>
          </table:table-cell>
          <table:table-cell table:number-columns-repeated="1016"/>
        </table:table-row>
        <table:table-row table:style-name="ro2">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620.25" calcext:value-type="float">
            <text:p>620.25</text:p>
          </table:table-cell>
          <table:table-cell table:formula="of:=SUMIF([.$B$4:.$B$302];[.B274];[.$E$4:.$E$302])" office:value-type="float" office:value="0" calcext:value-type="float">
            <text:p>0.00</text:p>
          </table:table-cell>
          <table:table-cell table:formula="of:=625-[.F273]" office:value-type="float" office:value="4.75" calcext:value-type="float">
            <text:p>4.75</text:p>
          </table:table-cell>
          <table:table-cell table:number-columns-repeated="1016"/>
        </table:table-row>
        <table:table-row table:style-name="ro2">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620.25" calcext:value-type="float">
            <text:p>620.25</text:p>
          </table:table-cell>
          <table:table-cell table:formula="of:=SUMIF([.$B$4:.$B$302];[.B275];[.$E$4:.$E$302])" office:value-type="float" office:value="0" calcext:value-type="float">
            <text:p>0.00</text:p>
          </table:table-cell>
          <table:table-cell table:formula="of:=625-[.F274]" office:value-type="float" office:value="4.75" calcext:value-type="float">
            <text:p>4.75</text:p>
          </table:table-cell>
          <table:table-cell table:number-columns-repeated="1016"/>
        </table:table-row>
        <table:table-row table:style-name="ro2">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620.25" calcext:value-type="float">
            <text:p>620.25</text:p>
          </table:table-cell>
          <table:table-cell table:formula="of:=SUMIF([.$B$4:.$B$302];[.B276];[.$E$4:.$E$302])" office:value-type="float" office:value="0" calcext:value-type="float">
            <text:p>0.00</text:p>
          </table:table-cell>
          <table:table-cell table:formula="of:=625-[.F275]" office:value-type="float" office:value="4.75" calcext:value-type="float">
            <text:p>4.75</text:p>
          </table:table-cell>
          <table:table-cell table:number-columns-repeated="1016"/>
        </table:table-row>
        <table:table-row table:style-name="ro2">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620.25" calcext:value-type="float">
            <text:p>620.25</text:p>
          </table:table-cell>
          <table:table-cell table:formula="of:=SUMIF([.$B$4:.$B$302];[.B277];[.$E$4:.$E$302])" office:value-type="float" office:value="0" calcext:value-type="float">
            <text:p>0.00</text:p>
          </table:table-cell>
          <table:table-cell table:formula="of:=625-[.F276]" office:value-type="float" office:value="4.75" calcext:value-type="float">
            <text:p>4.75</text:p>
          </table:table-cell>
          <table:table-cell table:number-columns-repeated="1016"/>
        </table:table-row>
        <table:table-row table:style-name="ro2">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620.25" calcext:value-type="float">
            <text:p>620.25</text:p>
          </table:table-cell>
          <table:table-cell table:formula="of:=SUMIF([.$B$4:.$B$302];[.B278];[.$E$4:.$E$302])" office:value-type="float" office:value="0" calcext:value-type="float">
            <text:p>0.00</text:p>
          </table:table-cell>
          <table:table-cell table:formula="of:=625-[.F277]" office:value-type="float" office:value="4.75" calcext:value-type="float">
            <text:p>4.75</text:p>
          </table:table-cell>
          <table:table-cell table:number-columns-repeated="1016"/>
        </table:table-row>
        <table:table-row table:style-name="ro2">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620.25" calcext:value-type="float">
            <text:p>620.25</text:p>
          </table:table-cell>
          <table:table-cell table:formula="of:=SUMIF([.$B$4:.$B$302];[.B279];[.$E$4:.$E$302])" office:value-type="float" office:value="0" calcext:value-type="float">
            <text:p>0.00</text:p>
          </table:table-cell>
          <table:table-cell table:formula="of:=625-[.F278]" office:value-type="float" office:value="4.75" calcext:value-type="float">
            <text:p>4.75</text:p>
          </table:table-cell>
          <table:table-cell table:number-columns-repeated="1016"/>
        </table:table-row>
        <table:table-row table:style-name="ro2">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620.25" calcext:value-type="float">
            <text:p>620.25</text:p>
          </table:table-cell>
          <table:table-cell table:formula="of:=SUMIF([.$B$4:.$B$302];[.B280];[.$E$4:.$E$302])" office:value-type="float" office:value="0" calcext:value-type="float">
            <text:p>0.00</text:p>
          </table:table-cell>
          <table:table-cell table:formula="of:=625-[.F279]" office:value-type="float" office:value="4.75" calcext:value-type="float">
            <text:p>4.75</text:p>
          </table:table-cell>
          <table:table-cell table:number-columns-repeated="1016"/>
        </table:table-row>
        <table:table-row table:style-name="ro2">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620.25" calcext:value-type="float">
            <text:p>620.25</text:p>
          </table:table-cell>
          <table:table-cell table:formula="of:=SUMIF([.$B$4:.$B$302];[.B281];[.$E$4:.$E$302])" office:value-type="float" office:value="0" calcext:value-type="float">
            <text:p>0.00</text:p>
          </table:table-cell>
          <table:table-cell table:formula="of:=625-[.F280]" office:value-type="float" office:value="4.75" calcext:value-type="float">
            <text:p>4.75</text:p>
          </table:table-cell>
          <table:table-cell table:number-columns-repeated="1016"/>
        </table:table-row>
        <table:table-row table:style-name="ro2">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620.25" calcext:value-type="float">
            <text:p>620.25</text:p>
          </table:table-cell>
          <table:table-cell table:formula="of:=SUMIF([.$B$4:.$B$302];[.B282];[.$E$4:.$E$302])" office:value-type="float" office:value="0" calcext:value-type="float">
            <text:p>0.00</text:p>
          </table:table-cell>
          <table:table-cell table:formula="of:=625-[.F281]" office:value-type="float" office:value="4.75" calcext:value-type="float">
            <text:p>4.75</text:p>
          </table:table-cell>
          <table:table-cell table:number-columns-repeated="1016"/>
        </table:table-row>
        <table:table-row table:style-name="ro2">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620.25" calcext:value-type="float">
            <text:p>620.25</text:p>
          </table:table-cell>
          <table:table-cell table:formula="of:=SUMIF([.$B$4:.$B$302];[.B283];[.$E$4:.$E$302])" office:value-type="float" office:value="0" calcext:value-type="float">
            <text:p>0.00</text:p>
          </table:table-cell>
          <table:table-cell table:formula="of:=625-[.F282]" office:value-type="float" office:value="4.75" calcext:value-type="float">
            <text:p>4.75</text:p>
          </table:table-cell>
          <table:table-cell table:number-columns-repeated="1016"/>
        </table:table-row>
        <table:table-row table:style-name="ro2">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620.25" calcext:value-type="float">
            <text:p>620.25</text:p>
          </table:table-cell>
          <table:table-cell table:formula="of:=SUMIF([.$B$4:.$B$302];[.B284];[.$E$4:.$E$302])" office:value-type="float" office:value="0" calcext:value-type="float">
            <text:p>0.00</text:p>
          </table:table-cell>
          <table:table-cell table:formula="of:=625-[.F283]" office:value-type="float" office:value="4.75" calcext:value-type="float">
            <text:p>4.75</text:p>
          </table:table-cell>
          <table:table-cell table:number-columns-repeated="1016"/>
        </table:table-row>
        <table:table-row table:style-name="ro2">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620.25" calcext:value-type="float">
            <text:p>620.25</text:p>
          </table:table-cell>
          <table:table-cell table:formula="of:=SUMIF([.$B$4:.$B$302];[.B285];[.$E$4:.$E$302])" office:value-type="float" office:value="0" calcext:value-type="float">
            <text:p>0.00</text:p>
          </table:table-cell>
          <table:table-cell table:formula="of:=625-[.F284]" office:value-type="float" office:value="4.75" calcext:value-type="float">
            <text:p>4.75</text:p>
          </table:table-cell>
          <table:table-cell table:number-columns-repeated="1016"/>
        </table:table-row>
        <table:table-row table:style-name="ro2">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620.25" calcext:value-type="float">
            <text:p>620.25</text:p>
          </table:table-cell>
          <table:table-cell table:formula="of:=SUMIF([.$B$4:.$B$302];[.B286];[.$E$4:.$E$302])" office:value-type="float" office:value="0" calcext:value-type="float">
            <text:p>0.00</text:p>
          </table:table-cell>
          <table:table-cell table:formula="of:=625-[.F285]" office:value-type="float" office:value="4.75" calcext:value-type="float">
            <text:p>4.75</text:p>
          </table:table-cell>
          <table:table-cell table:number-columns-repeated="1016"/>
        </table:table-row>
        <table:table-row table:style-name="ro2">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620.25" calcext:value-type="float">
            <text:p>620.25</text:p>
          </table:table-cell>
          <table:table-cell table:formula="of:=SUMIF([.$B$4:.$B$302];[.B287];[.$E$4:.$E$302])" office:value-type="float" office:value="0" calcext:value-type="float">
            <text:p>0.00</text:p>
          </table:table-cell>
          <table:table-cell table:formula="of:=625-[.F286]" office:value-type="float" office:value="4.75" calcext:value-type="float">
            <text:p>4.75</text:p>
          </table:table-cell>
          <table:table-cell table:number-columns-repeated="1016"/>
        </table:table-row>
        <table:table-row table:style-name="ro2">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620.25" calcext:value-type="float">
            <text:p>620.25</text:p>
          </table:table-cell>
          <table:table-cell table:formula="of:=SUMIF([.$B$4:.$B$302];[.B288];[.$E$4:.$E$302])" office:value-type="float" office:value="0" calcext:value-type="float">
            <text:p>0.00</text:p>
          </table:table-cell>
          <table:table-cell table:formula="of:=625-[.F287]" office:value-type="float" office:value="4.75" calcext:value-type="float">
            <text:p>4.75</text:p>
          </table:table-cell>
          <table:table-cell table:number-columns-repeated="1016"/>
        </table:table-row>
        <table:table-row table:style-name="ro2">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620.25" calcext:value-type="float">
            <text:p>620.25</text:p>
          </table:table-cell>
          <table:table-cell table:formula="of:=SUMIF([.$B$4:.$B$302];[.B289];[.$E$4:.$E$302])" office:value-type="float" office:value="0" calcext:value-type="float">
            <text:p>0.00</text:p>
          </table:table-cell>
          <table:table-cell table:formula="of:=625-[.F288]" office:value-type="float" office:value="4.75" calcext:value-type="float">
            <text:p>4.75</text:p>
          </table:table-cell>
          <table:table-cell table:number-columns-repeated="1016"/>
        </table:table-row>
        <table:table-row table:style-name="ro2">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620.25" calcext:value-type="float">
            <text:p>620.25</text:p>
          </table:table-cell>
          <table:table-cell table:formula="of:=SUMIF([.$B$4:.$B$302];[.B290];[.$E$4:.$E$302])" office:value-type="float" office:value="0" calcext:value-type="float">
            <text:p>0.00</text:p>
          </table:table-cell>
          <table:table-cell table:formula="of:=625-[.F289]" office:value-type="float" office:value="4.75" calcext:value-type="float">
            <text:p>4.75</text:p>
          </table:table-cell>
          <table:table-cell table:number-columns-repeated="1016"/>
        </table:table-row>
        <table:table-row table:style-name="ro2">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620.25" calcext:value-type="float">
            <text:p>620.25</text:p>
          </table:table-cell>
          <table:table-cell table:formula="of:=SUMIF([.$B$4:.$B$302];[.B291];[.$E$4:.$E$302])" office:value-type="float" office:value="0" calcext:value-type="float">
            <text:p>0.00</text:p>
          </table:table-cell>
          <table:table-cell table:formula="of:=625-[.F290]" office:value-type="float" office:value="4.75" calcext:value-type="float">
            <text:p>4.75</text:p>
          </table:table-cell>
          <table:table-cell table:number-columns-repeated="1016"/>
        </table:table-row>
        <table:table-row table:style-name="ro2">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620.25" calcext:value-type="float">
            <text:p>620.25</text:p>
          </table:table-cell>
          <table:table-cell table:formula="of:=SUMIF([.$B$4:.$B$302];[.B292];[.$E$4:.$E$302])" office:value-type="float" office:value="0" calcext:value-type="float">
            <text:p>0.00</text:p>
          </table:table-cell>
          <table:table-cell table:formula="of:=625-[.F291]" office:value-type="float" office:value="4.75" calcext:value-type="float">
            <text:p>4.75</text:p>
          </table:table-cell>
          <table:table-cell table:number-columns-repeated="1016"/>
        </table:table-row>
        <table:table-row table:style-name="ro2">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620.25" calcext:value-type="float">
            <text:p>620.25</text:p>
          </table:table-cell>
          <table:table-cell table:formula="of:=SUMIF([.$B$4:.$B$302];[.B293];[.$E$4:.$E$302])" office:value-type="float" office:value="0" calcext:value-type="float">
            <text:p>0.00</text:p>
          </table:table-cell>
          <table:table-cell table:formula="of:=625-[.F292]" office:value-type="float" office:value="4.75" calcext:value-type="float">
            <text:p>4.75</text:p>
          </table:table-cell>
          <table:table-cell table:number-columns-repeated="1016"/>
        </table:table-row>
        <table:table-row table:style-name="ro2">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620.25" calcext:value-type="float">
            <text:p>620.25</text:p>
          </table:table-cell>
          <table:table-cell table:formula="of:=SUMIF([.$B$4:.$B$302];[.B294];[.$E$4:.$E$302])" office:value-type="float" office:value="0" calcext:value-type="float">
            <text:p>0.00</text:p>
          </table:table-cell>
          <table:table-cell table:formula="of:=625-[.F293]" office:value-type="float" office:value="4.75" calcext:value-type="float">
            <text:p>4.75</text:p>
          </table:table-cell>
          <table:table-cell table:number-columns-repeated="1016"/>
        </table:table-row>
        <table:table-row table:style-name="ro2">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620.25" calcext:value-type="float">
            <text:p>620.25</text:p>
          </table:table-cell>
          <table:table-cell table:formula="of:=SUMIF([.$B$4:.$B$302];[.B295];[.$E$4:.$E$302])" office:value-type="float" office:value="0" calcext:value-type="float">
            <text:p>0.00</text:p>
          </table:table-cell>
          <table:table-cell table:formula="of:=625-[.F294]" office:value-type="float" office:value="4.75" calcext:value-type="float">
            <text:p>4.75</text:p>
          </table:table-cell>
          <table:table-cell table:number-columns-repeated="1016"/>
        </table:table-row>
        <table:table-row table:style-name="ro2">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620.25" calcext:value-type="float">
            <text:p>620.25</text:p>
          </table:table-cell>
          <table:table-cell table:formula="of:=SUMIF([.$B$4:.$B$302];[.B296];[.$E$4:.$E$302])" office:value-type="float" office:value="0" calcext:value-type="float">
            <text:p>0.00</text:p>
          </table:table-cell>
          <table:table-cell table:formula="of:=625-[.F295]" office:value-type="float" office:value="4.75" calcext:value-type="float">
            <text:p>4.75</text:p>
          </table:table-cell>
          <table:table-cell table:number-columns-repeated="1016"/>
        </table:table-row>
        <table:table-row table:style-name="ro2">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620.25" calcext:value-type="float">
            <text:p>620.25</text:p>
          </table:table-cell>
          <table:table-cell table:formula="of:=SUMIF([.$B$4:.$B$302];[.B297];[.$E$4:.$E$302])" office:value-type="float" office:value="0" calcext:value-type="float">
            <text:p>0.00</text:p>
          </table:table-cell>
          <table:table-cell table:formula="of:=625-[.F296]" office:value-type="float" office:value="4.75" calcext:value-type="float">
            <text:p>4.75</text:p>
          </table:table-cell>
          <table:table-cell table:number-columns-repeated="1016"/>
        </table:table-row>
        <table:table-row table:style-name="ro2">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620.25" calcext:value-type="float">
            <text:p>620.25</text:p>
          </table:table-cell>
          <table:table-cell table:formula="of:=SUMIF([.$B$4:.$B$302];[.B298];[.$E$4:.$E$302])" office:value-type="float" office:value="0" calcext:value-type="float">
            <text:p>0.00</text:p>
          </table:table-cell>
          <table:table-cell table:formula="of:=625-[.F297]" office:value-type="float" office:value="4.75" calcext:value-type="float">
            <text:p>4.75</text:p>
          </table:table-cell>
          <table:table-cell table:number-columns-repeated="1016"/>
        </table:table-row>
        <table:table-row table:style-name="ro2">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620.25" calcext:value-type="float">
            <text:p>620.25</text:p>
          </table:table-cell>
          <table:table-cell table:formula="of:=SUMIF([.$B$4:.$B$302];[.B299];[.$E$4:.$E$302])" office:value-type="float" office:value="0" calcext:value-type="float">
            <text:p>0.00</text:p>
          </table:table-cell>
          <table:table-cell table:formula="of:=625-[.F298]" office:value-type="float" office:value="4.75" calcext:value-type="float">
            <text:p>4.75</text:p>
          </table:table-cell>
          <table:table-cell table:number-columns-repeated="1016"/>
        </table:table-row>
        <table:table-row table:style-name="ro2">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620.25" calcext:value-type="float">
            <text:p>620.25</text:p>
          </table:table-cell>
          <table:table-cell table:formula="of:=SUMIF([.$B$4:.$B$302];[.B300];[.$E$4:.$E$302])" office:value-type="float" office:value="0" calcext:value-type="float">
            <text:p>0.00</text:p>
          </table:table-cell>
          <table:table-cell table:formula="of:=625-[.F299]" office:value-type="float" office:value="4.75" calcext:value-type="float">
            <text:p>4.75</text:p>
          </table:table-cell>
          <table:table-cell table:number-columns-repeated="1016"/>
        </table:table-row>
        <table:table-row table:style-name="ro2">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620.25" calcext:value-type="float">
            <text:p>620.25</text:p>
          </table:table-cell>
          <table:table-cell table:formula="of:=SUMIF([.$B$4:.$B$302];[.B301];[.$E$4:.$E$302])" office:value-type="float" office:value="0" calcext:value-type="float">
            <text:p>0.00</text:p>
          </table:table-cell>
          <table:table-cell table:formula="of:=625-[.F300]" office:value-type="float" office:value="4.75" calcext:value-type="float">
            <text:p>4.75</text:p>
          </table:table-cell>
          <table:table-cell table:number-columns-repeated="1016"/>
        </table:table-row>
        <table:table-row table:style-name="ro2">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620.25" calcext:value-type="float">
            <text:p>620.25</text:p>
          </table:table-cell>
          <table:table-cell table:formula="of:=SUMIF([.$B$4:.$B$302];[.B302];[.$E$4:.$E$302])" office:value-type="float" office:value="0" calcext:value-type="float">
            <text:p>0.00</text:p>
          </table:table-cell>
          <table:table-cell table:formula="of:=625-[.F301]" office:value-type="float" office:value="4.75" calcext:value-type="float">
            <text:p>4.75</text:p>
          </table:table-cell>
          <table:table-cell table:number-columns-repeated="1016"/>
        </table:table-row>
        <table:table-row table:style-name="ro2">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620.25" calcext:value-type="float">
            <text:p>620.25</text:p>
          </table:table-cell>
          <table:table-cell table:formula="of:=SUMIF([.$B$4:.$B$302];[.B303];[.$E$4:.$E$302])" office:value-type="float" office:value="0" calcext:value-type="float">
            <text:p>0.00</text:p>
          </table:table-cell>
          <table:table-cell table:formula="of:=625-[.F302]" office:value-type="float" office:value="4.75" calcext:value-type="float">
            <text:p>4.75</text:p>
          </table:table-cell>
          <table:table-cell table:number-columns-repeated="1016"/>
        </table:table-row>
        <table:table-row table:style-name="ro2">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620.25" calcext:value-type="float">
            <text:p>620.25</text:p>
          </table:table-cell>
          <table:table-cell table:formula="of:=SUMIF([.$B$4:.$B$302];[.B304];[.$E$4:.$E$302])" office:value-type="float" office:value="0" calcext:value-type="float">
            <text:p>0.00</text:p>
          </table:table-cell>
          <table:table-cell table:formula="of:=625-[.F303]" office:value-type="float" office:value="4.75" calcext:value-type="float">
            <text:p>4.75</text:p>
          </table:table-cell>
          <table:table-cell table:number-columns-repeated="1016"/>
        </table:table-row>
        <table:table-row table:style-name="ro2">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620.25" calcext:value-type="float">
            <text:p>620.25</text:p>
          </table:table-cell>
          <table:table-cell table:formula="of:=SUMIF([.$B$4:.$B$302];[.B305];[.$E$4:.$E$302])" office:value-type="float" office:value="0" calcext:value-type="float">
            <text:p>0.00</text:p>
          </table:table-cell>
          <table:table-cell table:formula="of:=625-[.F304]" office:value-type="float" office:value="4.75" calcext:value-type="float">
            <text:p>4.75</text:p>
          </table:table-cell>
          <table:table-cell table:number-columns-repeated="1016"/>
        </table:table-row>
        <table:table-row table:style-name="ro2">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620.25" calcext:value-type="float">
            <text:p>620.25</text:p>
          </table:table-cell>
          <table:table-cell table:formula="of:=SUMIF([.$B$4:.$B$302];[.B306];[.$E$4:.$E$302])" office:value-type="float" office:value="0" calcext:value-type="float">
            <text:p>0.00</text:p>
          </table:table-cell>
          <table:table-cell table:formula="of:=625-[.F305]" office:value-type="float" office:value="4.75" calcext:value-type="float">
            <text:p>4.75</text:p>
          </table:table-cell>
          <table:table-cell table:number-columns-repeated="1016"/>
        </table:table-row>
        <table:table-row table:style-name="ro2">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620.25" calcext:value-type="float">
            <text:p>620.25</text:p>
          </table:table-cell>
          <table:table-cell table:formula="of:=SUMIF([.$B$4:.$B$302];[.B307];[.$E$4:.$E$302])" office:value-type="float" office:value="0" calcext:value-type="float">
            <text:p>0.00</text:p>
          </table:table-cell>
          <table:table-cell table:formula="of:=625-[.F306]" office:value-type="float" office:value="4.75" calcext:value-type="float">
            <text:p>4.75</text:p>
          </table:table-cell>
          <table:table-cell table:number-columns-repeated="1016"/>
        </table:table-row>
        <table:table-row table:style-name="ro2">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620.25" calcext:value-type="float">
            <text:p>620.25</text:p>
          </table:table-cell>
          <table:table-cell table:formula="of:=SUMIF([.$B$4:.$B$302];[.B308];[.$E$4:.$E$302])" office:value-type="float" office:value="0" calcext:value-type="float">
            <text:p>0.00</text:p>
          </table:table-cell>
          <table:table-cell table:formula="of:=625-[.F307]" office:value-type="float" office:value="4.75" calcext:value-type="float">
            <text:p>4.75</text:p>
          </table:table-cell>
          <table:table-cell table:number-columns-repeated="1016"/>
        </table:table-row>
        <table:table-row table:style-name="ro2">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620.25" calcext:value-type="float">
            <text:p>620.25</text:p>
          </table:table-cell>
          <table:table-cell table:formula="of:=SUMIF([.$B$4:.$B$302];[.B309];[.$E$4:.$E$302])" office:value-type="float" office:value="0" calcext:value-type="float">
            <text:p>0.00</text:p>
          </table:table-cell>
          <table:table-cell table:formula="of:=625-[.F308]" office:value-type="float" office:value="4.75" calcext:value-type="float">
            <text:p>4.75</text:p>
          </table:table-cell>
          <table:table-cell table:number-columns-repeated="1016"/>
        </table:table-row>
        <table:table-row table:style-name="ro2">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620.25" calcext:value-type="float">
            <text:p>620.25</text:p>
          </table:table-cell>
          <table:table-cell table:formula="of:=SUMIF([.$B$4:.$B$302];[.B310];[.$E$4:.$E$302])" office:value-type="float" office:value="0" calcext:value-type="float">
            <text:p>0.00</text:p>
          </table:table-cell>
          <table:table-cell table:formula="of:=625-[.F309]" office:value-type="float" office:value="4.75" calcext:value-type="float">
            <text:p>4.75</text:p>
          </table:table-cell>
          <table:table-cell table:number-columns-repeated="1016"/>
        </table:table-row>
        <table:table-row table:style-name="ro2">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620.25" calcext:value-type="float">
            <text:p>620.25</text:p>
          </table:table-cell>
          <table:table-cell table:formula="of:=SUMIF([.$B$4:.$B$302];[.B311];[.$E$4:.$E$302])" office:value-type="float" office:value="0" calcext:value-type="float">
            <text:p>0.00</text:p>
          </table:table-cell>
          <table:table-cell table:formula="of:=625-[.F310]" office:value-type="float" office:value="4.75" calcext:value-type="float">
            <text:p>4.75</text:p>
          </table:table-cell>
          <table:table-cell table:number-columns-repeated="1016"/>
        </table:table-row>
        <table:table-row table:style-name="ro2">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620.25" calcext:value-type="float">
            <text:p>620.25</text:p>
          </table:table-cell>
          <table:table-cell table:formula="of:=SUMIF([.$B$4:.$B$302];[.B312];[.$E$4:.$E$302])" office:value-type="float" office:value="0" calcext:value-type="float">
            <text:p>0.00</text:p>
          </table:table-cell>
          <table:table-cell table:formula="of:=625-[.F311]" office:value-type="float" office:value="4.75" calcext:value-type="float">
            <text:p>4.75</text:p>
          </table:table-cell>
          <table:table-cell table:number-columns-repeated="1016"/>
        </table:table-row>
        <table:table-row table:style-name="ro2">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620.25" calcext:value-type="float">
            <text:p>620.25</text:p>
          </table:table-cell>
          <table:table-cell table:formula="of:=SUMIF([.$B$4:.$B$302];[.B313];[.$E$4:.$E$302])" office:value-type="float" office:value="0" calcext:value-type="float">
            <text:p>0.00</text:p>
          </table:table-cell>
          <table:table-cell table:formula="of:=625-[.F312]" office:value-type="float" office:value="4.75" calcext:value-type="float">
            <text:p>4.75</text:p>
          </table:table-cell>
          <table:table-cell table:number-columns-repeated="1016"/>
        </table:table-row>
        <table:table-row table:style-name="ro2">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620.25" calcext:value-type="float">
            <text:p>620.25</text:p>
          </table:table-cell>
          <table:table-cell table:formula="of:=SUMIF([.$B$4:.$B$302];[.B314];[.$E$4:.$E$302])" office:value-type="float" office:value="0" calcext:value-type="float">
            <text:p>0.00</text:p>
          </table:table-cell>
          <table:table-cell table:formula="of:=625-[.F313]" office:value-type="float" office:value="4.75" calcext:value-type="float">
            <text:p>4.75</text:p>
          </table:table-cell>
          <table:table-cell table:number-columns-repeated="1016"/>
        </table:table-row>
        <table:table-row table:style-name="ro2">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620.25" calcext:value-type="float">
            <text:p>620.25</text:p>
          </table:table-cell>
          <table:table-cell table:formula="of:=SUMIF([.$B$4:.$B$302];[.B315];[.$E$4:.$E$302])" office:value-type="float" office:value="0" calcext:value-type="float">
            <text:p>0.00</text:p>
          </table:table-cell>
          <table:table-cell table:formula="of:=625-[.F314]" office:value-type="float" office:value="4.75" calcext:value-type="float">
            <text:p>4.75</text:p>
          </table:table-cell>
          <table:table-cell table:number-columns-repeated="1016"/>
        </table:table-row>
        <table:table-row table:style-name="ro2">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620.25" calcext:value-type="float">
            <text:p>620.25</text:p>
          </table:table-cell>
          <table:table-cell table:formula="of:=SUMIF([.$B$4:.$B$302];[.B316];[.$E$4:.$E$302])" office:value-type="float" office:value="0" calcext:value-type="float">
            <text:p>0.00</text:p>
          </table:table-cell>
          <table:table-cell table:formula="of:=625-[.F315]" office:value-type="float" office:value="4.75" calcext:value-type="float">
            <text:p>4.75</text:p>
          </table:table-cell>
          <table:table-cell table:number-columns-repeated="1016"/>
        </table:table-row>
        <table:table-row table:style-name="ro2">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620.25" calcext:value-type="float">
            <text:p>620.25</text:p>
          </table:table-cell>
          <table:table-cell table:formula="of:=SUMIF([.$B$4:.$B$302];[.B317];[.$E$4:.$E$302])" office:value-type="float" office:value="0" calcext:value-type="float">
            <text:p>0.00</text:p>
          </table:table-cell>
          <table:table-cell table:formula="of:=625-[.F316]" office:value-type="float" office:value="4.75" calcext:value-type="float">
            <text:p>4.75</text:p>
          </table:table-cell>
          <table:table-cell table:number-columns-repeated="1016"/>
        </table:table-row>
        <table:table-row table:style-name="ro2">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620.25" calcext:value-type="float">
            <text:p>620.25</text:p>
          </table:table-cell>
          <table:table-cell table:formula="of:=SUMIF([.$B$4:.$B$302];[.B318];[.$E$4:.$E$302])" office:value-type="float" office:value="0" calcext:value-type="float">
            <text:p>0.00</text:p>
          </table:table-cell>
          <table:table-cell table:formula="of:=625-[.F317]" office:value-type="float" office:value="4.75" calcext:value-type="float">
            <text:p>4.75</text:p>
          </table:table-cell>
          <table:table-cell table:number-columns-repeated="1016"/>
        </table:table-row>
        <table:table-row table:style-name="ro2">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620.25" calcext:value-type="float">
            <text:p>620.25</text:p>
          </table:table-cell>
          <table:table-cell table:formula="of:=SUMIF([.$B$4:.$B$302];[.B319];[.$E$4:.$E$302])" office:value-type="float" office:value="0" calcext:value-type="float">
            <text:p>0.00</text:p>
          </table:table-cell>
          <table:table-cell table:formula="of:=625-[.F318]" office:value-type="float" office:value="4.75" calcext:value-type="float">
            <text:p>4.75</text:p>
          </table:table-cell>
          <table:table-cell table:number-columns-repeated="1016"/>
        </table:table-row>
        <table:table-row table:style-name="ro2">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620.25" calcext:value-type="float">
            <text:p>620.25</text:p>
          </table:table-cell>
          <table:table-cell table:formula="of:=SUMIF([.$B$4:.$B$302];[.B320];[.$E$4:.$E$302])" office:value-type="float" office:value="0" calcext:value-type="float">
            <text:p>0.00</text:p>
          </table:table-cell>
          <table:table-cell table:formula="of:=625-[.F319]" office:value-type="float" office:value="4.75" calcext:value-type="float">
            <text:p>4.75</text:p>
          </table:table-cell>
          <table:table-cell table:number-columns-repeated="1016"/>
        </table:table-row>
        <table:table-row table:style-name="ro2">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620.25" calcext:value-type="float">
            <text:p>620.25</text:p>
          </table:table-cell>
          <table:table-cell table:formula="of:=SUMIF([.$B$4:.$B$302];[.B321];[.$E$4:.$E$302])" office:value-type="float" office:value="0" calcext:value-type="float">
            <text:p>0.00</text:p>
          </table:table-cell>
          <table:table-cell table:formula="of:=625-[.F320]" office:value-type="float" office:value="4.75" calcext:value-type="float">
            <text:p>4.75</text:p>
          </table:table-cell>
          <table:table-cell table:number-columns-repeated="1016"/>
        </table:table-row>
        <table:table-row table:style-name="ro2">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620.25" calcext:value-type="float">
            <text:p>620.25</text:p>
          </table:table-cell>
          <table:table-cell table:formula="of:=SUMIF([.$B$4:.$B$302];[.B322];[.$E$4:.$E$302])" office:value-type="float" office:value="0" calcext:value-type="float">
            <text:p>0.00</text:p>
          </table:table-cell>
          <table:table-cell table:formula="of:=625-[.F321]" office:value-type="float" office:value="4.75" calcext:value-type="float">
            <text:p>4.75</text:p>
          </table:table-cell>
          <table:table-cell table:number-columns-repeated="1016"/>
        </table:table-row>
        <table:table-row table:style-name="ro2">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620.25" calcext:value-type="float">
            <text:p>620.25</text:p>
          </table:table-cell>
          <table:table-cell table:formula="of:=SUMIF([.$B$4:.$B$302];[.B323];[.$E$4:.$E$302])" office:value-type="float" office:value="0" calcext:value-type="float">
            <text:p>0.00</text:p>
          </table:table-cell>
          <table:table-cell table:formula="of:=625-[.F322]" office:value-type="float" office:value="4.75" calcext:value-type="float">
            <text:p>4.75</text:p>
          </table:table-cell>
          <table:table-cell table:number-columns-repeated="1016"/>
        </table:table-row>
        <table:table-row table:style-name="ro2">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620.25" calcext:value-type="float">
            <text:p>620.25</text:p>
          </table:table-cell>
          <table:table-cell table:formula="of:=SUMIF([.$B$4:.$B$302];[.B324];[.$E$4:.$E$302])" office:value-type="float" office:value="0" calcext:value-type="float">
            <text:p>0.00</text:p>
          </table:table-cell>
          <table:table-cell table:formula="of:=625-[.F323]" office:value-type="float" office:value="4.75" calcext:value-type="float">
            <text:p>4.75</text:p>
          </table:table-cell>
          <table:table-cell table:number-columns-repeated="1016"/>
        </table:table-row>
        <table:table-row table:style-name="ro2">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620.25" calcext:value-type="float">
            <text:p>620.25</text:p>
          </table:table-cell>
          <table:table-cell table:formula="of:=SUMIF([.$B$4:.$B$302];[.B325];[.$E$4:.$E$302])" office:value-type="float" office:value="0" calcext:value-type="float">
            <text:p>0.00</text:p>
          </table:table-cell>
          <table:table-cell table:formula="of:=625-[.F324]" office:value-type="float" office:value="4.75" calcext:value-type="float">
            <text:p>4.75</text:p>
          </table:table-cell>
          <table:table-cell table:number-columns-repeated="1016"/>
        </table:table-row>
        <table:table-row table:style-name="ro2">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620.25" calcext:value-type="float">
            <text:p>620.25</text:p>
          </table:table-cell>
          <table:table-cell table:formula="of:=SUMIF([.$B$4:.$B$302];[.B326];[.$E$4:.$E$302])" office:value-type="float" office:value="0" calcext:value-type="float">
            <text:p>0.00</text:p>
          </table:table-cell>
          <table:table-cell table:formula="of:=625-[.F325]" office:value-type="float" office:value="4.75" calcext:value-type="float">
            <text:p>4.75</text:p>
          </table:table-cell>
          <table:table-cell table:number-columns-repeated="1016"/>
        </table:table-row>
        <table:table-row table:style-name="ro2">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620.25" calcext:value-type="float">
            <text:p>620.25</text:p>
          </table:table-cell>
          <table:table-cell table:formula="of:=SUMIF([.$B$4:.$B$302];[.B327];[.$E$4:.$E$302])" office:value-type="float" office:value="0" calcext:value-type="float">
            <text:p>0.00</text:p>
          </table:table-cell>
          <table:table-cell table:formula="of:=625-[.F326]" office:value-type="float" office:value="4.75" calcext:value-type="float">
            <text:p>4.75</text:p>
          </table:table-cell>
          <table:table-cell table:number-columns-repeated="1016"/>
        </table:table-row>
        <table:table-row table:style-name="ro2">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620.25" calcext:value-type="float">
            <text:p>620.25</text:p>
          </table:table-cell>
          <table:table-cell table:formula="of:=SUMIF([.$B$4:.$B$302];[.B328];[.$E$4:.$E$302])" office:value-type="float" office:value="0" calcext:value-type="float">
            <text:p>0.00</text:p>
          </table:table-cell>
          <table:table-cell table:formula="of:=625-[.F327]" office:value-type="float" office:value="4.75" calcext:value-type="float">
            <text:p>4.75</text:p>
          </table:table-cell>
          <table:table-cell table:number-columns-repeated="1016"/>
        </table:table-row>
        <table:table-row table:style-name="ro2">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620.25" calcext:value-type="float">
            <text:p>620.25</text:p>
          </table:table-cell>
          <table:table-cell table:formula="of:=SUMIF([.$B$4:.$B$302];[.B329];[.$E$4:.$E$302])" office:value-type="float" office:value="0" calcext:value-type="float">
            <text:p>0.00</text:p>
          </table:table-cell>
          <table:table-cell table:formula="of:=625-[.F328]" office:value-type="float" office:value="4.75" calcext:value-type="float">
            <text:p>4.75</text:p>
          </table:table-cell>
          <table:table-cell table:number-columns-repeated="1016"/>
        </table:table-row>
        <table:table-row table:style-name="ro2">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620.25" calcext:value-type="float">
            <text:p>620.25</text:p>
          </table:table-cell>
          <table:table-cell table:formula="of:=SUMIF([.$B$4:.$B$302];[.B330];[.$E$4:.$E$302])" office:value-type="float" office:value="0" calcext:value-type="float">
            <text:p>0.00</text:p>
          </table:table-cell>
          <table:table-cell table:formula="of:=625-[.F329]" office:value-type="float" office:value="4.75" calcext:value-type="float">
            <text:p>4.75</text:p>
          </table:table-cell>
          <table:table-cell table:number-columns-repeated="1016"/>
        </table:table-row>
        <table:table-row table:style-name="ro2">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620.25" calcext:value-type="float">
            <text:p>620.25</text:p>
          </table:table-cell>
          <table:table-cell table:formula="of:=SUMIF([.$B$4:.$B$302];[.B331];[.$E$4:.$E$302])" office:value-type="float" office:value="0" calcext:value-type="float">
            <text:p>0.00</text:p>
          </table:table-cell>
          <table:table-cell table:formula="of:=625-[.F330]" office:value-type="float" office:value="4.75" calcext:value-type="float">
            <text:p>4.75</text:p>
          </table:table-cell>
          <table:table-cell table:number-columns-repeated="1016"/>
        </table:table-row>
        <table:table-row table:style-name="ro2">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620.25" calcext:value-type="float">
            <text:p>620.25</text:p>
          </table:table-cell>
          <table:table-cell table:formula="of:=SUMIF([.$B$4:.$B$302];[.B332];[.$E$4:.$E$302])" office:value-type="float" office:value="0" calcext:value-type="float">
            <text:p>0.00</text:p>
          </table:table-cell>
          <table:table-cell table:formula="of:=625-[.F331]" office:value-type="float" office:value="4.75" calcext:value-type="float">
            <text:p>4.75</text:p>
          </table:table-cell>
          <table:table-cell table:number-columns-repeated="1016"/>
        </table:table-row>
        <table:table-row table:style-name="ro2">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620.25" calcext:value-type="float">
            <text:p>620.25</text:p>
          </table:table-cell>
          <table:table-cell table:formula="of:=SUMIF([.$B$4:.$B$302];[.B333];[.$E$4:.$E$302])" office:value-type="float" office:value="0" calcext:value-type="float">
            <text:p>0.00</text:p>
          </table:table-cell>
          <table:table-cell table:formula="of:=625-[.F332]" office:value-type="float" office:value="4.75" calcext:value-type="float">
            <text:p>4.75</text:p>
          </table:table-cell>
          <table:table-cell table:number-columns-repeated="1016"/>
        </table:table-row>
        <table:table-row table:style-name="ro2">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620.25" calcext:value-type="float">
            <text:p>620.25</text:p>
          </table:table-cell>
          <table:table-cell table:formula="of:=SUMIF([.$B$4:.$B$302];[.B334];[.$E$4:.$E$302])" office:value-type="float" office:value="0" calcext:value-type="float">
            <text:p>0.00</text:p>
          </table:table-cell>
          <table:table-cell table:formula="of:=625-[.F333]" office:value-type="float" office:value="4.75" calcext:value-type="float">
            <text:p>4.75</text:p>
          </table:table-cell>
          <table:table-cell table:number-columns-repeated="1016"/>
        </table:table-row>
        <table:table-row table:style-name="ro2">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620.25" calcext:value-type="float">
            <text:p>620.25</text:p>
          </table:table-cell>
          <table:table-cell table:formula="of:=SUMIF([.$B$4:.$B$302];[.B335];[.$E$4:.$E$302])" office:value-type="float" office:value="0" calcext:value-type="float">
            <text:p>0.00</text:p>
          </table:table-cell>
          <table:table-cell table:formula="of:=625-[.F334]" office:value-type="float" office:value="4.75" calcext:value-type="float">
            <text:p>4.75</text:p>
          </table:table-cell>
          <table:table-cell table:number-columns-repeated="1016"/>
        </table:table-row>
        <table:table-row table:style-name="ro2">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620.25" calcext:value-type="float">
            <text:p>620.25</text:p>
          </table:table-cell>
          <table:table-cell table:formula="of:=SUMIF([.$B$4:.$B$302];[.B336];[.$E$4:.$E$302])" office:value-type="float" office:value="0" calcext:value-type="float">
            <text:p>0.00</text:p>
          </table:table-cell>
          <table:table-cell table:formula="of:=625-[.F335]" office:value-type="float" office:value="4.75" calcext:value-type="float">
            <text:p>4.75</text:p>
          </table:table-cell>
          <table:table-cell table:number-columns-repeated="1016"/>
        </table:table-row>
        <table:table-row table:style-name="ro2">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620.25" calcext:value-type="float">
            <text:p>620.25</text:p>
          </table:table-cell>
          <table:table-cell table:formula="of:=SUMIF([.$B$4:.$B$302];[.B337];[.$E$4:.$E$302])" office:value-type="float" office:value="0" calcext:value-type="float">
            <text:p>0.00</text:p>
          </table:table-cell>
          <table:table-cell table:formula="of:=625-[.F336]" office:value-type="float" office:value="4.75" calcext:value-type="float">
            <text:p>4.75</text:p>
          </table:table-cell>
          <table:table-cell table:number-columns-repeated="1016"/>
        </table:table-row>
        <table:table-row table:style-name="ro2">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620.25" calcext:value-type="float">
            <text:p>620.25</text:p>
          </table:table-cell>
          <table:table-cell table:formula="of:=SUMIF([.$B$4:.$B$302];[.B338];[.$E$4:.$E$302])" office:value-type="float" office:value="0" calcext:value-type="float">
            <text:p>0.00</text:p>
          </table:table-cell>
          <table:table-cell table:formula="of:=625-[.F337]" office:value-type="float" office:value="4.75" calcext:value-type="float">
            <text:p>4.75</text:p>
          </table:table-cell>
          <table:table-cell table:number-columns-repeated="1016"/>
        </table:table-row>
        <table:table-row table:style-name="ro2">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620.25" calcext:value-type="float">
            <text:p>620.25</text:p>
          </table:table-cell>
          <table:table-cell table:formula="of:=SUMIF([.$B$4:.$B$302];[.B339];[.$E$4:.$E$302])" office:value-type="float" office:value="0" calcext:value-type="float">
            <text:p>0.00</text:p>
          </table:table-cell>
          <table:table-cell table:formula="of:=625-[.F338]" office:value-type="float" office:value="4.75" calcext:value-type="float">
            <text:p>4.75</text:p>
          </table:table-cell>
          <table:table-cell table:number-columns-repeated="1016"/>
        </table:table-row>
        <table:table-row table:style-name="ro2">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620.25" calcext:value-type="float">
            <text:p>620.25</text:p>
          </table:table-cell>
          <table:table-cell table:formula="of:=SUMIF([.$B$4:.$B$302];[.B340];[.$E$4:.$E$302])" office:value-type="float" office:value="0" calcext:value-type="float">
            <text:p>0.00</text:p>
          </table:table-cell>
          <table:table-cell table:formula="of:=625-[.F339]" office:value-type="float" office:value="4.75" calcext:value-type="float">
            <text:p>4.75</text:p>
          </table:table-cell>
          <table:table-cell table:number-columns-repeated="1016"/>
        </table:table-row>
        <table:table-row table:style-name="ro2">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620.25" calcext:value-type="float">
            <text:p>620.25</text:p>
          </table:table-cell>
          <table:table-cell table:formula="of:=SUMIF([.$B$4:.$B$302];[.B341];[.$E$4:.$E$302])" office:value-type="float" office:value="0" calcext:value-type="float">
            <text:p>0.00</text:p>
          </table:table-cell>
          <table:table-cell table:formula="of:=625-[.F340]" office:value-type="float" office:value="4.75" calcext:value-type="float">
            <text:p>4.75</text:p>
          </table:table-cell>
          <table:table-cell table:number-columns-repeated="1016"/>
        </table:table-row>
        <table:table-row table:style-name="ro2">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620.25" calcext:value-type="float">
            <text:p>620.25</text:p>
          </table:table-cell>
          <table:table-cell table:formula="of:=SUMIF([.$B$4:.$B$302];[.B342];[.$E$4:.$E$302])" office:value-type="float" office:value="0" calcext:value-type="float">
            <text:p>0.00</text:p>
          </table:table-cell>
          <table:table-cell table:formula="of:=625-[.F341]" office:value-type="float" office:value="4.75" calcext:value-type="float">
            <text:p>4.75</text:p>
          </table:table-cell>
          <table:table-cell table:number-columns-repeated="1016"/>
        </table:table-row>
        <table:table-row table:style-name="ro2">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620.25" calcext:value-type="float">
            <text:p>620.25</text:p>
          </table:table-cell>
          <table:table-cell table:formula="of:=SUMIF([.$B$4:.$B$302];[.B343];[.$E$4:.$E$302])" office:value-type="float" office:value="0" calcext:value-type="float">
            <text:p>0.00</text:p>
          </table:table-cell>
          <table:table-cell table:formula="of:=625-[.F342]" office:value-type="float" office:value="4.75" calcext:value-type="float">
            <text:p>4.75</text:p>
          </table:table-cell>
          <table:table-cell table:number-columns-repeated="1016"/>
        </table:table-row>
        <table:table-row table:style-name="ro2">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620.25" calcext:value-type="float">
            <text:p>620.25</text:p>
          </table:table-cell>
          <table:table-cell table:formula="of:=SUMIF([.$B$4:.$B$302];[.B344];[.$E$4:.$E$302])" office:value-type="float" office:value="0" calcext:value-type="float">
            <text:p>0.00</text:p>
          </table:table-cell>
          <table:table-cell table:formula="of:=625-[.F343]" office:value-type="float" office:value="4.75" calcext:value-type="float">
            <text:p>4.75</text:p>
          </table:table-cell>
          <table:table-cell table:number-columns-repeated="1016"/>
        </table:table-row>
        <table:table-row table:style-name="ro2">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620.25" calcext:value-type="float">
            <text:p>620.25</text:p>
          </table:table-cell>
          <table:table-cell table:formula="of:=SUMIF([.$B$4:.$B$302];[.B345];[.$E$4:.$E$302])" office:value-type="float" office:value="0" calcext:value-type="float">
            <text:p>0.00</text:p>
          </table:table-cell>
          <table:table-cell table:formula="of:=625-[.F344]" office:value-type="float" office:value="4.75" calcext:value-type="float">
            <text:p>4.75</text:p>
          </table:table-cell>
          <table:table-cell table:number-columns-repeated="1016"/>
        </table:table-row>
        <table:table-row table:style-name="ro2">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620.25" calcext:value-type="float">
            <text:p>620.25</text:p>
          </table:table-cell>
          <table:table-cell table:formula="of:=SUMIF([.$B$4:.$B$302];[.B346];[.$E$4:.$E$302])" office:value-type="float" office:value="0" calcext:value-type="float">
            <text:p>0.00</text:p>
          </table:table-cell>
          <table:table-cell table:formula="of:=625-[.F345]" office:value-type="float" office:value="4.75" calcext:value-type="float">
            <text:p>4.75</text:p>
          </table:table-cell>
          <table:table-cell table:number-columns-repeated="1016"/>
        </table:table-row>
        <table:table-row table:style-name="ro2">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620.25" calcext:value-type="float">
            <text:p>620.25</text:p>
          </table:table-cell>
          <table:table-cell table:formula="of:=SUMIF([.$B$4:.$B$302];[.B347];[.$E$4:.$E$302])" office:value-type="float" office:value="0" calcext:value-type="float">
            <text:p>0.00</text:p>
          </table:table-cell>
          <table:table-cell table:formula="of:=625-[.F346]" office:value-type="float" office:value="4.75" calcext:value-type="float">
            <text:p>4.75</text:p>
          </table:table-cell>
          <table:table-cell table:number-columns-repeated="1016"/>
        </table:table-row>
        <table:table-row table:style-name="ro2">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620.25" calcext:value-type="float">
            <text:p>620.25</text:p>
          </table:table-cell>
          <table:table-cell table:formula="of:=SUMIF([.$B$4:.$B$302];[.B348];[.$E$4:.$E$302])" office:value-type="float" office:value="0" calcext:value-type="float">
            <text:p>0.00</text:p>
          </table:table-cell>
          <table:table-cell table:formula="of:=625-[.F347]" office:value-type="float" office:value="4.75" calcext:value-type="float">
            <text:p>4.75</text:p>
          </table:table-cell>
          <table:table-cell table:number-columns-repeated="1016"/>
        </table:table-row>
        <table:table-row table:style-name="ro2">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620.25" calcext:value-type="float">
            <text:p>620.25</text:p>
          </table:table-cell>
          <table:table-cell table:formula="of:=SUMIF([.$B$4:.$B$302];[.B349];[.$E$4:.$E$302])" office:value-type="float" office:value="0" calcext:value-type="float">
            <text:p>0.00</text:p>
          </table:table-cell>
          <table:table-cell table:formula="of:=625-[.F348]" office:value-type="float" office:value="4.75" calcext:value-type="float">
            <text:p>4.75</text:p>
          </table:table-cell>
          <table:table-cell table:number-columns-repeated="1016"/>
        </table:table-row>
        <table:table-row table:style-name="ro2">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620.25" calcext:value-type="float">
            <text:p>620.25</text:p>
          </table:table-cell>
          <table:table-cell table:formula="of:=SUMIF([.$B$4:.$B$302];[.B350];[.$E$4:.$E$302])" office:value-type="float" office:value="0" calcext:value-type="float">
            <text:p>0.00</text:p>
          </table:table-cell>
          <table:table-cell table:formula="of:=625-[.F349]" office:value-type="float" office:value="4.75" calcext:value-type="float">
            <text:p>4.75</text:p>
          </table:table-cell>
          <table:table-cell table:number-columns-repeated="1016"/>
        </table:table-row>
        <table:table-row table:style-name="ro2">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620.25" calcext:value-type="float">
            <text:p>620.25</text:p>
          </table:table-cell>
          <table:table-cell table:formula="of:=SUMIF([.$B$4:.$B$302];[.B351];[.$E$4:.$E$302])" office:value-type="float" office:value="0" calcext:value-type="float">
            <text:p>0.00</text:p>
          </table:table-cell>
          <table:table-cell table:formula="of:=625-[.F350]" office:value-type="float" office:value="4.75" calcext:value-type="float">
            <text:p>4.75</text:p>
          </table:table-cell>
          <table:table-cell table:number-columns-repeated="1016"/>
        </table:table-row>
        <table:table-row table:style-name="ro2">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620.25" calcext:value-type="float">
            <text:p>620.25</text:p>
          </table:table-cell>
          <table:table-cell table:formula="of:=SUMIF([.$B$4:.$B$302];[.B352];[.$E$4:.$E$302])" office:value-type="float" office:value="0" calcext:value-type="float">
            <text:p>0.00</text:p>
          </table:table-cell>
          <table:table-cell table:formula="of:=625-[.F351]" office:value-type="float" office:value="4.75" calcext:value-type="float">
            <text:p>4.75</text:p>
          </table:table-cell>
          <table:table-cell table:number-columns-repeated="1016"/>
        </table:table-row>
        <table:table-row table:style-name="ro2">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620.25" calcext:value-type="float">
            <text:p>620.25</text:p>
          </table:table-cell>
          <table:table-cell table:formula="of:=SUMIF([.$B$4:.$B$302];[.B353];[.$E$4:.$E$302])" office:value-type="float" office:value="0" calcext:value-type="float">
            <text:p>0.00</text:p>
          </table:table-cell>
          <table:table-cell table:formula="of:=625-[.F352]" office:value-type="float" office:value="4.75" calcext:value-type="float">
            <text:p>4.75</text:p>
          </table:table-cell>
          <table:table-cell table:number-columns-repeated="1016"/>
        </table:table-row>
        <table:table-row table:style-name="ro2">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620.25" calcext:value-type="float">
            <text:p>620.25</text:p>
          </table:table-cell>
          <table:table-cell table:formula="of:=SUMIF([.$B$4:.$B$302];[.B354];[.$E$4:.$E$302])" office:value-type="float" office:value="0" calcext:value-type="float">
            <text:p>0.00</text:p>
          </table:table-cell>
          <table:table-cell table:formula="of:=625-[.F353]" office:value-type="float" office:value="4.75" calcext:value-type="float">
            <text:p>4.75</text:p>
          </table:table-cell>
          <table:table-cell table:number-columns-repeated="1016"/>
        </table:table-row>
        <table:table-row table:style-name="ro2">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620.25" calcext:value-type="float">
            <text:p>620.25</text:p>
          </table:table-cell>
          <table:table-cell table:formula="of:=SUMIF([.$B$4:.$B$302];[.B355];[.$E$4:.$E$302])" office:value-type="float" office:value="0" calcext:value-type="float">
            <text:p>0.00</text:p>
          </table:table-cell>
          <table:table-cell table:formula="of:=625-[.F354]" office:value-type="float" office:value="4.75" calcext:value-type="float">
            <text:p>4.75</text:p>
          </table:table-cell>
          <table:table-cell table:number-columns-repeated="1016"/>
        </table:table-row>
        <table:table-row table:style-name="ro2">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620.25" calcext:value-type="float">
            <text:p>620.25</text:p>
          </table:table-cell>
          <table:table-cell table:formula="of:=SUMIF([.$B$4:.$B$302];[.B356];[.$E$4:.$E$302])" office:value-type="float" office:value="0" calcext:value-type="float">
            <text:p>0.00</text:p>
          </table:table-cell>
          <table:table-cell table:formula="of:=625-[.F355]" office:value-type="float" office:value="4.75" calcext:value-type="float">
            <text:p>4.75</text:p>
          </table:table-cell>
          <table:table-cell table:number-columns-repeated="1016"/>
        </table:table-row>
        <table:table-row table:style-name="ro2">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620.25" calcext:value-type="float">
            <text:p>620.25</text:p>
          </table:table-cell>
          <table:table-cell table:formula="of:=SUMIF([.$B$4:.$B$302];[.B357];[.$E$4:.$E$302])" office:value-type="float" office:value="0" calcext:value-type="float">
            <text:p>0.00</text:p>
          </table:table-cell>
          <table:table-cell table:formula="of:=625-[.F356]" office:value-type="float" office:value="4.75" calcext:value-type="float">
            <text:p>4.75</text:p>
          </table:table-cell>
          <table:table-cell table:number-columns-repeated="1016"/>
        </table:table-row>
        <table:table-row table:style-name="ro2">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620.25" calcext:value-type="float">
            <text:p>620.25</text:p>
          </table:table-cell>
          <table:table-cell table:formula="of:=SUMIF([.$B$4:.$B$302];[.B358];[.$E$4:.$E$302])" office:value-type="float" office:value="0" calcext:value-type="float">
            <text:p>0.00</text:p>
          </table:table-cell>
          <table:table-cell table:formula="of:=625-[.F357]" office:value-type="float" office:value="4.75" calcext:value-type="float">
            <text:p>4.75</text:p>
          </table:table-cell>
          <table:table-cell table:number-columns-repeated="1016"/>
        </table:table-row>
        <table:table-row table:style-name="ro2">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620.25" calcext:value-type="float">
            <text:p>620.25</text:p>
          </table:table-cell>
          <table:table-cell table:formula="of:=SUMIF([.$B$4:.$B$302];[.B359];[.$E$4:.$E$302])" office:value-type="float" office:value="0" calcext:value-type="float">
            <text:p>0.00</text:p>
          </table:table-cell>
          <table:table-cell table:formula="of:=625-[.F358]" office:value-type="float" office:value="4.75" calcext:value-type="float">
            <text:p>4.75</text:p>
          </table:table-cell>
          <table:table-cell table:number-columns-repeated="1016"/>
        </table:table-row>
        <table:table-row table:style-name="ro2">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620.25" calcext:value-type="float">
            <text:p>620.25</text:p>
          </table:table-cell>
          <table:table-cell table:formula="of:=SUMIF([.$B$4:.$B$302];[.B360];[.$E$4:.$E$302])" office:value-type="float" office:value="0" calcext:value-type="float">
            <text:p>0.00</text:p>
          </table:table-cell>
          <table:table-cell table:formula="of:=625-[.F359]" office:value-type="float" office:value="4.75" calcext:value-type="float">
            <text:p>4.75</text:p>
          </table:table-cell>
          <table:table-cell table:number-columns-repeated="1016"/>
        </table:table-row>
        <table:table-row table:style-name="ro2">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620.25" calcext:value-type="float">
            <text:p>620.25</text:p>
          </table:table-cell>
          <table:table-cell table:formula="of:=SUMIF([.$B$4:.$B$302];[.B361];[.$E$4:.$E$302])" office:value-type="float" office:value="0" calcext:value-type="float">
            <text:p>0.00</text:p>
          </table:table-cell>
          <table:table-cell table:formula="of:=625-[.F360]" office:value-type="float" office:value="4.75" calcext:value-type="float">
            <text:p>4.75</text:p>
          </table:table-cell>
          <table:table-cell table:number-columns-repeated="1016"/>
        </table:table-row>
        <table:table-row table:style-name="ro2">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620.25" calcext:value-type="float">
            <text:p>620.25</text:p>
          </table:table-cell>
          <table:table-cell table:formula="of:=SUMIF([.$B$4:.$B$302];[.B362];[.$E$4:.$E$302])" office:value-type="float" office:value="0" calcext:value-type="float">
            <text:p>0.00</text:p>
          </table:table-cell>
          <table:table-cell table:formula="of:=625-[.F361]" office:value-type="float" office:value="4.75" calcext:value-type="float">
            <text:p>4.75</text:p>
          </table:table-cell>
          <table:table-cell table:number-columns-repeated="1016"/>
        </table:table-row>
        <table:table-row table:style-name="ro2">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620.25" calcext:value-type="float">
            <text:p>620.25</text:p>
          </table:table-cell>
          <table:table-cell table:formula="of:=SUMIF([.$B$4:.$B$302];[.B363];[.$E$4:.$E$302])" office:value-type="float" office:value="0" calcext:value-type="float">
            <text:p>0.00</text:p>
          </table:table-cell>
          <table:table-cell table:formula="of:=625-[.F362]" office:value-type="float" office:value="4.75" calcext:value-type="float">
            <text:p>4.75</text:p>
          </table:table-cell>
          <table:table-cell table:number-columns-repeated="1016"/>
        </table:table-row>
        <table:table-row table:style-name="ro2">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620.25" calcext:value-type="float">
            <text:p>620.25</text:p>
          </table:table-cell>
          <table:table-cell table:formula="of:=SUMIF([.$B$4:.$B$302];[.B364];[.$E$4:.$E$302])" office:value-type="float" office:value="0" calcext:value-type="float">
            <text:p>0.00</text:p>
          </table:table-cell>
          <table:table-cell table:formula="of:=625-[.F363]" office:value-type="float" office:value="4.75" calcext:value-type="float">
            <text:p>4.75</text:p>
          </table:table-cell>
          <table:table-cell table:number-columns-repeated="1016"/>
        </table:table-row>
        <table:table-row table:style-name="ro2">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620.25" calcext:value-type="float">
            <text:p>620.25</text:p>
          </table:table-cell>
          <table:table-cell table:formula="of:=SUMIF([.$B$4:.$B$302];[.B365];[.$E$4:.$E$302])" office:value-type="float" office:value="0" calcext:value-type="float">
            <text:p>0.00</text:p>
          </table:table-cell>
          <table:table-cell table:formula="of:=625-[.F364]" office:value-type="float" office:value="4.75" calcext:value-type="float">
            <text:p>4.75</text:p>
          </table:table-cell>
          <table:table-cell table:number-columns-repeated="1016"/>
        </table:table-row>
        <table:table-row table:style-name="ro2">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620.25" calcext:value-type="float">
            <text:p>620.25</text:p>
          </table:table-cell>
          <table:table-cell table:formula="of:=SUMIF([.$B$4:.$B$302];[.B366];[.$E$4:.$E$302])" office:value-type="float" office:value="0" calcext:value-type="float">
            <text:p>0.00</text:p>
          </table:table-cell>
          <table:table-cell table:formula="of:=625-[.F365]" office:value-type="float" office:value="4.75" calcext:value-type="float">
            <text:p>4.75</text:p>
          </table:table-cell>
          <table:table-cell table:number-columns-repeated="1016"/>
        </table:table-row>
        <table:table-row table:style-name="ro2">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620.25" calcext:value-type="float">
            <text:p>620.25</text:p>
          </table:table-cell>
          <table:table-cell table:formula="of:=SUMIF([.$B$4:.$B$302];[.B367];[.$E$4:.$E$302])" office:value-type="float" office:value="0" calcext:value-type="float">
            <text:p>0.00</text:p>
          </table:table-cell>
          <table:table-cell table:formula="of:=625-[.F366]" office:value-type="float" office:value="4.75" calcext:value-type="float">
            <text:p>4.75</text:p>
          </table:table-cell>
          <table:table-cell table:number-columns-repeated="1016"/>
        </table:table-row>
        <table:table-row table:style-name="ro2">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620.25" calcext:value-type="float">
            <text:p>620.25</text:p>
          </table:table-cell>
          <table:table-cell table:formula="of:=SUMIF([.$B$4:.$B$302];[.B368];[.$E$4:.$E$302])" office:value-type="float" office:value="0" calcext:value-type="float">
            <text:p>0.00</text:p>
          </table:table-cell>
          <table:table-cell table:formula="of:=625-[.F367]" office:value-type="float" office:value="4.75" calcext:value-type="float">
            <text:p>4.75</text:p>
          </table:table-cell>
          <table:table-cell table:number-columns-repeated="1016"/>
        </table:table-row>
        <table:table-row table:style-name="ro2">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620.25" calcext:value-type="float">
            <text:p>620.25</text:p>
          </table:table-cell>
          <table:table-cell table:formula="of:=SUMIF([.$B$4:.$B$302];[.B369];[.$E$4:.$E$302])" office:value-type="float" office:value="0" calcext:value-type="float">
            <text:p>0.00</text:p>
          </table:table-cell>
          <table:table-cell table:formula="of:=625-[.F368]" office:value-type="float" office:value="4.75" calcext:value-type="float">
            <text:p>4.75</text:p>
          </table:table-cell>
          <table:table-cell table:number-columns-repeated="1016"/>
        </table:table-row>
        <table:table-row table:style-name="ro2">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620.25" calcext:value-type="float">
            <text:p>620.25</text:p>
          </table:table-cell>
          <table:table-cell table:formula="of:=SUMIF([.$B$4:.$B$302];[.B370];[.$E$4:.$E$302])" office:value-type="float" office:value="0" calcext:value-type="float">
            <text:p>0.00</text:p>
          </table:table-cell>
          <table:table-cell table:formula="of:=625-[.F369]" office:value-type="float" office:value="4.75" calcext:value-type="float">
            <text:p>4.75</text:p>
          </table:table-cell>
          <table:table-cell table:number-columns-repeated="1016"/>
        </table:table-row>
        <table:table-row table:style-name="ro2">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620.25" calcext:value-type="float">
            <text:p>620.25</text:p>
          </table:table-cell>
          <table:table-cell table:formula="of:=SUMIF([.$B$4:.$B$302];[.B371];[.$E$4:.$E$302])" office:value-type="float" office:value="0" calcext:value-type="float">
            <text:p>0.00</text:p>
          </table:table-cell>
          <table:table-cell table:formula="of:=625-[.F370]" office:value-type="float" office:value="4.75" calcext:value-type="float">
            <text:p>4.75</text:p>
          </table:table-cell>
          <table:table-cell table:number-columns-repeated="1016"/>
        </table:table-row>
        <table:table-row table:style-name="ro2">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620.25" calcext:value-type="float">
            <text:p>620.25</text:p>
          </table:table-cell>
          <table:table-cell table:formula="of:=SUMIF([.$B$4:.$B$302];[.B372];[.$E$4:.$E$302])" office:value-type="float" office:value="0" calcext:value-type="float">
            <text:p>0.00</text:p>
          </table:table-cell>
          <table:table-cell table:formula="of:=625-[.F371]" office:value-type="float" office:value="4.75" calcext:value-type="float">
            <text:p>4.75</text:p>
          </table:table-cell>
          <table:table-cell table:number-columns-repeated="1016"/>
        </table:table-row>
        <table:table-row table:style-name="ro2">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620.25" calcext:value-type="float">
            <text:p>620.25</text:p>
          </table:table-cell>
          <table:table-cell table:formula="of:=SUMIF([.$B$4:.$B$302];[.B373];[.$E$4:.$E$302])" office:value-type="float" office:value="0" calcext:value-type="float">
            <text:p>0.00</text:p>
          </table:table-cell>
          <table:table-cell table:formula="of:=625-[.F372]" office:value-type="float" office:value="4.75" calcext:value-type="float">
            <text:p>4.75</text:p>
          </table:table-cell>
          <table:table-cell table:number-columns-repeated="1016"/>
        </table:table-row>
        <table:table-row table:style-name="ro2">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620.25" calcext:value-type="float">
            <text:p>620.25</text:p>
          </table:table-cell>
          <table:table-cell table:formula="of:=SUMIF([.$B$4:.$B$302];[.B374];[.$E$4:.$E$302])" office:value-type="float" office:value="0" calcext:value-type="float">
            <text:p>0.00</text:p>
          </table:table-cell>
          <table:table-cell table:formula="of:=625-[.F373]" office:value-type="float" office:value="4.75" calcext:value-type="float">
            <text:p>4.75</text:p>
          </table:table-cell>
          <table:table-cell table:number-columns-repeated="1016"/>
        </table:table-row>
        <table:table-row table:style-name="ro2">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620.25" calcext:value-type="float">
            <text:p>620.25</text:p>
          </table:table-cell>
          <table:table-cell table:formula="of:=SUMIF([.$B$4:.$B$302];[.B375];[.$E$4:.$E$302])" office:value-type="float" office:value="0" calcext:value-type="float">
            <text:p>0.00</text:p>
          </table:table-cell>
          <table:table-cell table:formula="of:=625-[.F374]" office:value-type="float" office:value="4.75" calcext:value-type="float">
            <text:p>4.75</text:p>
          </table:table-cell>
          <table:table-cell table:number-columns-repeated="1016"/>
        </table:table-row>
        <table:table-row table:style-name="ro2">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620.25" calcext:value-type="float">
            <text:p>620.25</text:p>
          </table:table-cell>
          <table:table-cell table:formula="of:=SUMIF([.$B$4:.$B$302];[.B376];[.$E$4:.$E$302])" office:value-type="float" office:value="0" calcext:value-type="float">
            <text:p>0.00</text:p>
          </table:table-cell>
          <table:table-cell table:formula="of:=625-[.F375]" office:value-type="float" office:value="4.75" calcext:value-type="float">
            <text:p>4.75</text:p>
          </table:table-cell>
          <table:table-cell table:number-columns-repeated="1016"/>
        </table:table-row>
        <table:table-row table:style-name="ro2">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620.25" calcext:value-type="float">
            <text:p>620.25</text:p>
          </table:table-cell>
          <table:table-cell table:formula="of:=SUMIF([.$B$4:.$B$302];[.B377];[.$E$4:.$E$302])" office:value-type="float" office:value="0" calcext:value-type="float">
            <text:p>0.00</text:p>
          </table:table-cell>
          <table:table-cell table:formula="of:=625-[.F376]" office:value-type="float" office:value="4.75" calcext:value-type="float">
            <text:p>4.75</text:p>
          </table:table-cell>
          <table:table-cell table:number-columns-repeated="1016"/>
        </table:table-row>
        <table:table-row table:style-name="ro2">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620.25" calcext:value-type="float">
            <text:p>620.25</text:p>
          </table:table-cell>
          <table:table-cell table:formula="of:=SUMIF([.$B$4:.$B$302];[.B378];[.$E$4:.$E$302])" office:value-type="float" office:value="0" calcext:value-type="float">
            <text:p>0.00</text:p>
          </table:table-cell>
          <table:table-cell table:formula="of:=625-[.F377]" office:value-type="float" office:value="4.75" calcext:value-type="float">
            <text:p>4.75</text:p>
          </table:table-cell>
          <table:table-cell table:number-columns-repeated="1016"/>
        </table:table-row>
        <table:table-row table:style-name="ro2">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620.25" calcext:value-type="float">
            <text:p>620.25</text:p>
          </table:table-cell>
          <table:table-cell table:formula="of:=SUMIF([.$B$4:.$B$302];[.B379];[.$E$4:.$E$302])" office:value-type="float" office:value="0" calcext:value-type="float">
            <text:p>0.00</text:p>
          </table:table-cell>
          <table:table-cell table:formula="of:=625-[.F378]" office:value-type="float" office:value="4.75" calcext:value-type="float">
            <text:p>4.75</text:p>
          </table:table-cell>
          <table:table-cell table:number-columns-repeated="1016"/>
        </table:table-row>
        <table:table-row table:style-name="ro2">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620.25" calcext:value-type="float">
            <text:p>620.25</text:p>
          </table:table-cell>
          <table:table-cell table:formula="of:=SUMIF([.$B$4:.$B$302];[.B380];[.$E$4:.$E$302])" office:value-type="float" office:value="0" calcext:value-type="float">
            <text:p>0.00</text:p>
          </table:table-cell>
          <table:table-cell table:formula="of:=625-[.F379]" office:value-type="float" office:value="4.75" calcext:value-type="float">
            <text:p>4.75</text:p>
          </table:table-cell>
          <table:table-cell table:number-columns-repeated="1016"/>
        </table:table-row>
        <table:table-row table:style-name="ro2">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620.25" calcext:value-type="float">
            <text:p>620.25</text:p>
          </table:table-cell>
          <table:table-cell table:formula="of:=SUMIF([.$B$4:.$B$302];[.B381];[.$E$4:.$E$302])" office:value-type="float" office:value="0" calcext:value-type="float">
            <text:p>0.00</text:p>
          </table:table-cell>
          <table:table-cell table:formula="of:=625-[.F380]" office:value-type="float" office:value="4.75" calcext:value-type="float">
            <text:p>4.75</text:p>
          </table:table-cell>
          <table:table-cell table:number-columns-repeated="1016"/>
        </table:table-row>
        <table:table-row table:style-name="ro2">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620.25" calcext:value-type="float">
            <text:p>620.25</text:p>
          </table:table-cell>
          <table:table-cell table:formula="of:=SUMIF([.$B$4:.$B$302];[.B382];[.$E$4:.$E$302])" office:value-type="float" office:value="0" calcext:value-type="float">
            <text:p>0.00</text:p>
          </table:table-cell>
          <table:table-cell table:formula="of:=625-[.F381]" office:value-type="float" office:value="4.75" calcext:value-type="float">
            <text:p>4.75</text:p>
          </table:table-cell>
          <table:table-cell table:number-columns-repeated="1016"/>
        </table:table-row>
        <table:table-row table:style-name="ro2">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620.25" calcext:value-type="float">
            <text:p>620.25</text:p>
          </table:table-cell>
          <table:table-cell table:formula="of:=SUMIF([.$B$4:.$B$302];[.B383];[.$E$4:.$E$302])" office:value-type="float" office:value="0" calcext:value-type="float">
            <text:p>0.00</text:p>
          </table:table-cell>
          <table:table-cell table:formula="of:=625-[.F382]" office:value-type="float" office:value="4.75" calcext:value-type="float">
            <text:p>4.75</text:p>
          </table:table-cell>
          <table:table-cell table:number-columns-repeated="1016"/>
        </table:table-row>
        <table:table-row table:style-name="ro2">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620.25" calcext:value-type="float">
            <text:p>620.25</text:p>
          </table:table-cell>
          <table:table-cell table:formula="of:=SUMIF([.$B$4:.$B$302];[.B384];[.$E$4:.$E$302])" office:value-type="float" office:value="0" calcext:value-type="float">
            <text:p>0.00</text:p>
          </table:table-cell>
          <table:table-cell table:formula="of:=625-[.F383]" office:value-type="float" office:value="4.75" calcext:value-type="float">
            <text:p>4.75</text:p>
          </table:table-cell>
          <table:table-cell table:number-columns-repeated="1016"/>
        </table:table-row>
        <table:table-row table:style-name="ro2">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620.25" calcext:value-type="float">
            <text:p>620.25</text:p>
          </table:table-cell>
          <table:table-cell table:formula="of:=SUMIF([.$B$4:.$B$302];[.B385];[.$E$4:.$E$302])" office:value-type="float" office:value="0" calcext:value-type="float">
            <text:p>0.00</text:p>
          </table:table-cell>
          <table:table-cell table:formula="of:=625-[.F384]" office:value-type="float" office:value="4.75" calcext:value-type="float">
            <text:p>4.75</text:p>
          </table:table-cell>
          <table:table-cell table:number-columns-repeated="1016"/>
        </table:table-row>
        <table:table-row table:style-name="ro2">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620.25" calcext:value-type="float">
            <text:p>620.25</text:p>
          </table:table-cell>
          <table:table-cell table:formula="of:=SUMIF([.$B$4:.$B$302];[.B386];[.$E$4:.$E$302])" office:value-type="float" office:value="0" calcext:value-type="float">
            <text:p>0.00</text:p>
          </table:table-cell>
          <table:table-cell table:formula="of:=625-[.F385]" office:value-type="float" office:value="4.75" calcext:value-type="float">
            <text:p>4.75</text:p>
          </table:table-cell>
          <table:table-cell table:number-columns-repeated="1016"/>
        </table:table-row>
        <table:table-row table:style-name="ro2">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620.25" calcext:value-type="float">
            <text:p>620.25</text:p>
          </table:table-cell>
          <table:table-cell table:formula="of:=SUMIF([.$B$4:.$B$302];[.B387];[.$E$4:.$E$302])" office:value-type="float" office:value="0" calcext:value-type="float">
            <text:p>0.00</text:p>
          </table:table-cell>
          <table:table-cell table:formula="of:=625-[.F386]" office:value-type="float" office:value="4.75" calcext:value-type="float">
            <text:p>4.75</text:p>
          </table:table-cell>
          <table:table-cell table:number-columns-repeated="1016"/>
        </table:table-row>
        <table:table-row table:style-name="ro2">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620.25" calcext:value-type="float">
            <text:p>620.25</text:p>
          </table:table-cell>
          <table:table-cell table:formula="of:=SUMIF([.$B$4:.$B$302];[.B388];[.$E$4:.$E$302])" office:value-type="float" office:value="0" calcext:value-type="float">
            <text:p>0.00</text:p>
          </table:table-cell>
          <table:table-cell table:formula="of:=625-[.F387]" office:value-type="float" office:value="4.75" calcext:value-type="float">
            <text:p>4.75</text:p>
          </table:table-cell>
          <table:table-cell table:number-columns-repeated="1016"/>
        </table:table-row>
        <table:table-row table:style-name="ro2">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620.25" calcext:value-type="float">
            <text:p>620.25</text:p>
          </table:table-cell>
          <table:table-cell table:formula="of:=SUMIF([.$B$4:.$B$302];[.B389];[.$E$4:.$E$302])" office:value-type="float" office:value="0" calcext:value-type="float">
            <text:p>0.00</text:p>
          </table:table-cell>
          <table:table-cell table:formula="of:=625-[.F388]" office:value-type="float" office:value="4.75" calcext:value-type="float">
            <text:p>4.75</text:p>
          </table:table-cell>
          <table:table-cell table:number-columns-repeated="1016"/>
        </table:table-row>
        <table:table-row table:style-name="ro2">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620.25" calcext:value-type="float">
            <text:p>620.25</text:p>
          </table:table-cell>
          <table:table-cell table:formula="of:=SUMIF([.$B$4:.$B$302];[.B390];[.$E$4:.$E$302])" office:value-type="float" office:value="0" calcext:value-type="float">
            <text:p>0.00</text:p>
          </table:table-cell>
          <table:table-cell table:formula="of:=625-[.F389]" office:value-type="float" office:value="4.75" calcext:value-type="float">
            <text:p>4.75</text:p>
          </table:table-cell>
          <table:table-cell table:number-columns-repeated="1016"/>
        </table:table-row>
        <table:table-row table:style-name="ro2">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620.25" calcext:value-type="float">
            <text:p>620.25</text:p>
          </table:table-cell>
          <table:table-cell table:formula="of:=SUMIF([.$B$4:.$B$302];[.B391];[.$E$4:.$E$302])" office:value-type="float" office:value="0" calcext:value-type="float">
            <text:p>0.00</text:p>
          </table:table-cell>
          <table:table-cell table:formula="of:=625-[.F390]" office:value-type="float" office:value="4.75" calcext:value-type="float">
            <text:p>4.75</text:p>
          </table:table-cell>
          <table:table-cell table:number-columns-repeated="1016"/>
        </table:table-row>
        <table:table-row table:style-name="ro2">
          <table:table-cell/>
          <table:table-cell table:style-name="ce4" table:formula="of:=ISOWEEKNUM([.A391];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620.25" calcext:value-type="float">
            <text:p>620.25</text:p>
          </table:table-cell>
          <table:table-cell table:formula="of:=SUMIF([.$B$4:.$B$302];[.B392];[.$E$4:.$E$302])" office:value-type="float" office:value="0" calcext:value-type="float">
            <text:p>0.00</text:p>
          </table:table-cell>
          <table:table-cell table:formula="of:=625-[.F391]" office:value-type="float" office:value="4.75" calcext:value-type="float">
            <text:p>4.75</text:p>
          </table:table-cell>
          <table:table-cell table:number-columns-repeated="1016"/>
        </table:table-row>
        <table:table-row table:style-name="ro2">
          <table:table-cell/>
          <table:table-cell table:style-name="ce4" table:formula="of:=ISOWEEKNUM([.A392];2)" office:value-type="float" office:value="52" calcext:value-type="float">
            <text:p>52</text:p>
          </table:table-cell>
          <table:table-cell table:number-columns-repeated="2"/>
          <table:table-cell table:formula="of:=MOD(([.D392]-[.C392])*24;24)" office:value-type="float" office:value="0" calcext:value-type="float">
            <text:p>0.00</text:p>
          </table:table-cell>
          <table:table-cell table:number-columns-repeated="1019"/>
        </table:table-row>
        <table:table-row table:style-name="ro2">
          <table:table-cell/>
          <table:table-cell table:style-name="ce4" table:formula="of:=ISOWEEKNUM([.A393];2)" office:value-type="float" office:value="52" calcext:value-type="float">
            <text:p>52</text:p>
          </table:table-cell>
          <table:table-cell table:number-columns-repeated="2"/>
          <table:table-cell table:formula="of:=MOD(([.D393]-[.C393])*24;24)" office:value-type="float" office:value="0" calcext:value-type="float">
            <text:p>0.00</text:p>
          </table:table-cell>
          <table:table-cell table:number-columns-repeated="1019"/>
        </table:table-row>
        <table:table-row table:style-name="ro2">
          <table:table-cell/>
          <table:table-cell table:style-name="ce4" table:formula="of:=ISOWEEKNUM([.A394];2)" office:value-type="float" office:value="52" calcext:value-type="float">
            <text:p>52</text:p>
          </table:table-cell>
          <table:table-cell table:number-columns-repeated="2"/>
          <table:table-cell table:formula="of:=MOD(([.D394]-[.C394])*24;24)" office:value-type="float" office:value="0" calcext:value-type="float">
            <text:p>0.00</text:p>
          </table:table-cell>
          <table:table-cell table:number-columns-repeated="1019"/>
        </table:table-row>
        <table:table-row table:style-name="ro2">
          <table:table-cell/>
          <table:table-cell table:style-name="ce4" table:formula="of:=ISOWEEKNUM([.A395];2)" office:value-type="float" office:value="52" calcext:value-type="float">
            <text:p>52</text:p>
          </table:table-cell>
          <table:table-cell table:number-columns-repeated="2"/>
          <table:table-cell table:formula="of:=MOD(([.D395]-[.C395])*24;24)" office:value-type="float" office:value="0" calcext:value-type="float">
            <text:p>0.00</text:p>
          </table:table-cell>
          <table:table-cell table:number-columns-repeated="1019"/>
        </table:table-row>
        <table:table-row table:style-name="ro2">
          <table:table-cell/>
          <table:table-cell table:style-name="ce4" table:formula="of:=ISOWEEKNUM([.A396];2)" office:value-type="float" office:value="52" calcext:value-type="float">
            <text:p>52</text:p>
          </table:table-cell>
          <table:table-cell table:number-columns-repeated="2"/>
          <table:table-cell table:formula="of:=MOD(([.D396]-[.C396])*24;24)" office:value-type="float" office:value="0" calcext:value-type="float">
            <text:p>0.00</text:p>
          </table:table-cell>
          <table:table-cell table:number-columns-repeated="1019"/>
        </table:table-row>
        <table:table-row table:style-name="ro2">
          <table:table-cell/>
          <table:table-cell table:style-name="ce4" table:formula="of:=ISOWEEKNUM([.A397];2)" office:value-type="float" office:value="52" calcext:value-type="float">
            <text:p>52</text:p>
          </table:table-cell>
          <table:table-cell table:number-columns-repeated="2"/>
          <table:table-cell table:formula="of:=MOD(([.D397]-[.C397])*24;24)" office:value-type="float" office:value="0" calcext:value-type="float">
            <text:p>0.00</text:p>
          </table:table-cell>
          <table:table-cell table:number-columns-repeated="1019"/>
        </table:table-row>
        <table:table-row table:style-name="ro2">
          <table:table-cell/>
          <table:table-cell table:style-name="ce4" table:formula="of:=ISOWEEKNUM([.A398];2)" office:value-type="float" office:value="52" calcext:value-type="float">
            <text:p>52</text:p>
          </table:table-cell>
          <table:table-cell table:number-columns-repeated="2"/>
          <table:table-cell table:formula="of:=MOD(([.D398]-[.C398])*24;24)" office:value-type="float" office:value="0" calcext:value-type="float">
            <text:p>0.00</text:p>
          </table:table-cell>
          <table:table-cell table:number-columns-repeated="1019"/>
        </table:table-row>
        <table:table-row table:style-name="ro2">
          <table:table-cell/>
          <table:table-cell table:style-name="ce4" table:formula="of:=ISOWEEKNUM([.A399];2)" office:value-type="float" office:value="52" calcext:value-type="float">
            <text:p>52</text:p>
          </table:table-cell>
          <table:table-cell table:number-columns-repeated="2"/>
          <table:table-cell table:formula="of:=MOD(([.D399]-[.C399])*24;24)" office:value-type="float" office:value="0" calcext:value-type="float">
            <text:p>0.00</text:p>
          </table:table-cell>
          <table:table-cell table:number-columns-repeated="1019"/>
        </table:table-row>
        <table:table-row table:style-name="ro2">
          <table:table-cell/>
          <table:table-cell table:style-name="ce4" table:formula="of:=ISOWEEKNUM([.A400];2)" office:value-type="float" office:value="52" calcext:value-type="float">
            <text:p>52</text:p>
          </table:table-cell>
          <table:table-cell table:number-columns-repeated="2"/>
          <table:table-cell table:formula="of:=MOD(([.D400]-[.C400])*24;24)" office:value-type="float" office:value="0" calcext:value-type="float">
            <text:p>0.00</text:p>
          </table:table-cell>
          <table:table-cell table:number-columns-repeated="1019"/>
        </table:table-row>
        <table:table-row table:style-name="ro2">
          <table:table-cell/>
          <table:table-cell table:style-name="ce4" table:formula="of:=ISOWEEKNUM([.A401];2)" office:value-type="float" office:value="52" calcext:value-type="float">
            <text:p>52</text:p>
          </table:table-cell>
          <table:table-cell table:number-columns-repeated="2"/>
          <table:table-cell table:formula="of:=MOD(([.D401]-[.C401])*24;24)" office:value-type="float" office:value="0" calcext:value-type="float">
            <text:p>0.00</text:p>
          </table:table-cell>
          <table:table-cell table:number-columns-repeated="1019"/>
        </table:table-row>
        <table:table-row table:style-name="ro2">
          <table:table-cell/>
          <table:table-cell table:style-name="ce4" table:formula="of:=ISOWEEKNUM([.A402];2)" office:value-type="float" office:value="52" calcext:value-type="float">
            <text:p>52</text:p>
          </table:table-cell>
          <table:table-cell table:number-columns-repeated="2"/>
          <table:table-cell table:formula="of:=MOD(([.D402]-[.C402])*24;24)" office:value-type="float" office:value="0" calcext:value-type="float">
            <text:p>0.00</text:p>
          </table:table-cell>
          <table:table-cell table:number-columns-repeated="1019"/>
        </table:table-row>
        <table:table-row table:style-name="ro2">
          <table:table-cell/>
          <table:table-cell table:style-name="ce4" table:formula="of:=ISOWEEKNUM([.A403];2)" office:value-type="float" office:value="52" calcext:value-type="float">
            <text:p>52</text:p>
          </table:table-cell>
          <table:table-cell table:number-columns-repeated="2"/>
          <table:table-cell table:formula="of:=MOD(([.D403]-[.C403])*24;24)" office:value-type="float" office:value="0" calcext:value-type="float">
            <text:p>0.00</text:p>
          </table:table-cell>
          <table:table-cell table:number-columns-repeated="1019"/>
        </table:table-row>
        <table:table-row table:style-name="ro2">
          <table:table-cell/>
          <table:table-cell table:style-name="ce4" table:formula="of:=ISOWEEKNUM([.A404];2)" office:value-type="float" office:value="52" calcext:value-type="float">
            <text:p>52</text:p>
          </table:table-cell>
          <table:table-cell table:number-columns-repeated="2"/>
          <table:table-cell table:formula="of:=MOD(([.D404]-[.C404])*24;24)" office:value-type="float" office:value="0" calcext:value-type="float">
            <text:p>0.00</text:p>
          </table:table-cell>
          <table:table-cell table:number-columns-repeated="1019"/>
        </table:table-row>
        <table:table-row table:style-name="ro2">
          <table:table-cell/>
          <table:table-cell table:style-name="ce4" table:formula="of:=ISOWEEKNUM([.A405];2)" office:value-type="float" office:value="52" calcext:value-type="float">
            <text:p>52</text:p>
          </table:table-cell>
          <table:table-cell table:number-columns-repeated="2"/>
          <table:table-cell table:formula="of:=MOD(([.D405]-[.C405])*24;24)" office:value-type="float" office:value="0" calcext:value-type="float">
            <text:p>0.00</text:p>
          </table:table-cell>
          <table:table-cell table:number-columns-repeated="1019"/>
        </table:table-row>
        <table:table-row table:style-name="ro2">
          <table:table-cell/>
          <table:table-cell table:style-name="ce4" table:formula="of:=ISOWEEKNUM([.A406];2)" office:value-type="float" office:value="52" calcext:value-type="float">
            <text:p>52</text:p>
          </table:table-cell>
          <table:table-cell table:number-columns-repeated="2"/>
          <table:table-cell table:formula="of:=MOD(([.D406]-[.C406])*24;24)" office:value-type="float" office:value="0" calcext:value-type="float">
            <text:p>0.00</text:p>
          </table:table-cell>
          <table:table-cell table:number-columns-repeated="1019"/>
        </table:table-row>
        <table:table-row table:style-name="ro2">
          <table:table-cell/>
          <table:table-cell table:style-name="ce4" table:formula="of:=ISOWEEKNUM([.A407];2)" office:value-type="float" office:value="52" calcext:value-type="float">
            <text:p>52</text:p>
          </table:table-cell>
          <table:table-cell table:number-columns-repeated="2"/>
          <table:table-cell table:formula="of:=MOD(([.D407]-[.C407])*24;24)" office:value-type="float" office:value="0" calcext:value-type="float">
            <text:p>0.00</text:p>
          </table:table-cell>
          <table:table-cell table:number-columns-repeated="1019"/>
        </table:table-row>
        <table:table-row table:style-name="ro2">
          <table:table-cell/>
          <table:table-cell table:style-name="ce4" table:formula="of:=ISOWEEKNUM([.A408];2)" office:value-type="float" office:value="52" calcext:value-type="float">
            <text:p>52</text:p>
          </table:table-cell>
          <table:table-cell table:number-columns-repeated="2"/>
          <table:table-cell table:formula="of:=MOD(([.D408]-[.C408])*24;24)" office:value-type="float" office:value="0" calcext:value-type="float">
            <text:p>0.00</text:p>
          </table:table-cell>
          <table:table-cell table:number-columns-repeated="1019"/>
        </table:table-row>
        <table:table-row table:style-name="ro2">
          <table:table-cell/>
          <table:table-cell table:style-name="ce4" table:formula="of:=ISOWEEKNUM([.A409];2)" office:value-type="float" office:value="52" calcext:value-type="float">
            <text:p>52</text:p>
          </table:table-cell>
          <table:table-cell table:number-columns-repeated="2"/>
          <table:table-cell table:formula="of:=MOD(([.D409]-[.C409])*24;24)" office:value-type="float" office:value="0" calcext:value-type="float">
            <text:p>0.00</text:p>
          </table:table-cell>
          <table:table-cell table:number-columns-repeated="1019"/>
        </table:table-row>
        <table:table-row table:style-name="ro2">
          <table:table-cell/>
          <table:table-cell table:style-name="ce4" table:formula="of:=ISOWEEKNUM([.A410];2)" office:value-type="float" office:value="52" calcext:value-type="float">
            <text:p>52</text:p>
          </table:table-cell>
          <table:table-cell table:number-columns-repeated="2"/>
          <table:table-cell table:formula="of:=MOD(([.D410]-[.C410])*24;24)" office:value-type="float" office:value="0" calcext:value-type="float">
            <text:p>0.00</text:p>
          </table:table-cell>
          <table:table-cell table:number-columns-repeated="1019"/>
        </table:table-row>
        <table:table-row table:style-name="ro2">
          <table:table-cell/>
          <table:table-cell table:style-name="ce4" table:formula="of:=ISOWEEKNUM([.A411];2)" office:value-type="float" office:value="52" calcext:value-type="float">
            <text:p>52</text:p>
          </table:table-cell>
          <table:table-cell table:number-columns-repeated="2"/>
          <table:table-cell table:formula="of:=MOD(([.D411]-[.C411])*24;24)" office:value-type="float" office:value="0" calcext:value-type="float">
            <text:p>0.00</text:p>
          </table:table-cell>
          <table:table-cell table:number-columns-repeated="1019"/>
        </table:table-row>
        <table:table-row table:style-name="ro2">
          <table:table-cell/>
          <table:table-cell table:style-name="ce4" table:formula="of:=ISOWEEKNUM([.A412];2)" office:value-type="float" office:value="52" calcext:value-type="float">
            <text:p>52</text:p>
          </table:table-cell>
          <table:table-cell table:number-columns-repeated="2"/>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number:currency-style style:name="N124P0" style:volatile="true">
      <number:currency-symbol number:language="nl" number:country="NL">€</number:currency-symbol>
      <number:text> </number:text>
      <number:number number:decimal-places="2" number:min-integer-digits="1" number:grouping="true"/>
    </number:currency-style>
    <number:currency-style style:name="N124">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8">00/00/0000</text:date>, <text:time style:data-style-name="N2" text:time-value="12:34:59.67039283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6-08T15:57:03.376248947</dc:date>
    <meta:editing-duration>P6DT9H5M2S</meta:editing-duration>
    <meta:editing-cycles>214</meta:editing-cycles>
    <meta:generator>LibreOffice/4.2.4.2$Linux_X86_64 LibreOffice_project/420m0$Build-2</meta:generator>
    <meta:document-statistic meta:table-count="1" meta:cell-count="2985" meta:object-count="0"/>
  </office:meta>
</office:document-meta>
</file>